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4B7000009B8CFE7EA34.svm" manifest:media-type=""/>
  <manifest:file-entry manifest:full-path="Pictures/200000090000349C000009835992304F.svm" manifest:media-type=""/>
  <manifest:file-entry manifest:full-path="Pictures/20000009000033C9000009D370CECD56.svm" manifest:media-type=""/>
  <manifest:file-entry manifest:full-path="Pictures/2000000900002F7100000A572C65368F.svm" manifest:media-type=""/>
  <manifest:file-entry manifest:full-path="Pictures/2000000900002F8C000009D3E8974DE7.svm" manifest:media-type=""/>
  <manifest:file-entry manifest:full-path="Pictures/200000090000397800002AE53F0B349C.svm" manifest:media-type=""/>
  <manifest:file-entry manifest:full-path="Pictures/20000009000033C90000099EEA883471.svm" manifest:media-type=""/>
  <manifest:file-entry manifest:full-path="Pictures/20000009000039AD00002B3548076EBB.svm" manifest:media-type=""/>
  <manifest:file-entry manifest:full-path="Pictures/200000090000353B000009B8A71278C9.svm" manifest:media-type=""/>
  <manifest:file-entry manifest:full-path="Pictures/20000009000031830000099EC8C3B0B5.svm" manifest:media-type=""/>
  <manifest:file-entry manifest:full-path="Pictures/200000090000341800000A07248D1D1B.svm" manifest:media-type=""/>
  <manifest:file-entry manifest:full-path="Pictures/20000009000034B7000009B8C20B6AD9.svm" manifest:media-type=""/>
  <manifest:file-entry manifest:full-path="Pictures/200000090000344D00000A3CF20E78EE.svm" manifest:media-type=""/>
  <manifest:file-entry manifest:full-path="Pictures/20000009000033FE00000A07D6EE5490.svm" manifest:media-type=""/>
  <manifest:file-entry manifest:full-path="Pictures/200000090000316800000A070D2E5ACD.svm" manifest:media-type=""/>
  <manifest:file-entry manifest:full-path="Pictures/20000009000033FE00000A57B4B6743B.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roman"/>
    <style:font-face style:name="Courier New2"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Calibri"/>
    </style:style>
    <style:style style:name="P3" style:family="paragraph" style:parent-style-name="Standard">
      <style:paragraph-properties fo:text-align="center" style:justify-single-word="false"/>
      <style:text-properties style:font-name="Calibri"/>
    </style:style>
    <style:style style:name="P4" style:family="paragraph" style:parent-style-name="Standard">
      <style:text-properties style:font-name="Calibri" fo:font-size="14pt" fo:font-weight="bold" style:font-size-asian="14pt" style:font-weight-asian="bold" style:font-size-complex="14pt" style:font-weight-complex="bold"/>
    </style:style>
    <style:style style:name="P5" style:family="paragraph" style:parent-style-name="Standard">
      <style:text-properties style:font-name="Calibri" fo:font-style="normal" style:font-style-asian="normal" style:font-style-complex="normal"/>
    </style:style>
    <style:style style:name="P6" style:family="paragraph" style:parent-style-name="Standard">
      <style:paragraph-properties fo:margin-top="0in" fo:margin-bottom="0in" style:contextual-spacing="false" fo:line-height="100%" fo:text-align="center" style:justify-single-word="false"/>
      <style:text-properties style:font-name="Calibri"/>
    </style:style>
    <style:style style:name="P7" style:family="paragraph" style:parent-style-name="Standard">
      <style:paragraph-properties fo:margin-top="0in" fo:margin-bottom="0in" style:contextual-spacing="false" fo:line-height="100%"/>
      <style:text-properties style:font-name="Times New Roman" fo:font-size="32pt" style:font-size-asian="32pt" style:font-name-complex="Times New Roman1" style:font-size-complex="32pt"/>
    </style:style>
    <style:style style:name="P8" style:family="paragraph" style:parent-style-name="Standard">
      <style:paragraph-properties fo:margin-top="0in" fo:margin-bottom="0in" style:contextual-spacing="false" fo:line-height="100%" fo:text-align="center" style:justify-single-word="false"/>
      <style:text-properties style:font-name="Times New Roman" fo:font-size="32pt" style:font-size-asian="32pt" style:font-name-complex="Times New Roman1" style:font-size-complex="32pt"/>
    </style:style>
    <style:style style:name="P9" style:family="paragraph" style:parent-style-name="Standard">
      <style:paragraph-properties fo:margin-top="0in" fo:margin-bottom="0in" style:contextual-spacing="false" fo:line-height="100%" fo:text-align="center" style:justify-single-word="false"/>
      <style:text-properties style:font-name="Times New Roman" fo:font-size="24pt" style:font-size-asian="24pt" style:font-name-complex="Times New Roman1" style:font-size-complex="24pt"/>
    </style:style>
    <style:style style:name="P10" style:family="paragraph" style:parent-style-name="Standard">
      <style:paragraph-properties fo:margin-top="0in" fo:margin-bottom="0in" style:contextual-spacing="false" fo:line-height="100%" fo:text-align="center" style:justify-single-word="false"/>
      <style:text-properties style:font-name="Times New Roman" fo:font-size="20pt" style:font-size-asian="20pt" style:font-name-complex="Times New Roman1" style:font-size-complex="20pt"/>
    </style:style>
    <style:style style:name="P11" style:family="paragraph" style:parent-style-name="Standard">
      <style:paragraph-properties fo:margin-top="0in" fo:margin-bottom="0in" style:contextual-spacing="false" fo:line-height="100%" fo:text-align="center" style:justify-single-word="false"/>
      <style:text-properties style:font-name="Times New Roman" fo:font-size="18pt" fo:font-style="italic" style:font-size-asian="18pt" style:font-style-asian="italic" style:font-name-complex="Times New Roman1" style:font-size-complex="18pt"/>
    </style:style>
    <style:style style:name="P12" style:family="paragraph" style:parent-style-name="Standard">
      <style:paragraph-properties fo:margin-top="0in" fo:margin-bottom="0in" style:contextual-spacing="false" fo:line-height="100%" fo:text-align="start" style:justify-single-word="false"/>
      <style:text-properties style:font-name="Times New Roman" fo:font-size="18pt" fo:font-style="italic" style:font-size-asian="18pt" style:font-style-asian="italic" style:font-name-complex="Times New Roman1" style:font-size-complex="18pt"/>
    </style:style>
    <style:style style:name="P13" style:family="paragraph" style:parent-style-name="Standard">
      <style:paragraph-properties fo:margin-top="0in" fo:margin-bottom="0in" style:contextual-spacing="false" fo:line-height="100%" fo:text-align="center" style:justify-single-word="false"/>
    </style:style>
    <style:style style:name="P14" style:family="paragraph" style:parent-style-name="Standard">
      <style:paragraph-properties fo:margin-top="0in" fo:margin-bottom="0in" style:contextual-spacing="false" fo:line-height="100%" fo:text-align="start" style:justify-single-word="false"/>
    </style:style>
    <style:style style:name="P15" style:family="paragraph" style:parent-style-name="Standard">
      <style:paragraph-properties fo:margin-top="0in" fo:margin-bottom="0in" style:contextual-spacing="false" fo:line-height="100%" fo:text-align="center" style:justify-single-word="false" fo:padding-left="0in" fo:padding-right="0in" fo:padding-top="0.0138in" fo:padding-bottom="0.0138in" fo:border-left="none" fo:border-right="none" fo:border-top="0.74pt solid #00000a" fo:border-bottom="0.74pt solid #00000a"/>
      <style:text-properties style:font-name="Times New Roman" fo:font-size="24pt" style:font-size-asian="24pt" style:font-name-complex="Times New Roman1" style:font-size-complex="24pt"/>
    </style:style>
    <style:style style:name="P16" style:family="paragraph" style:parent-style-name="Standard" style:master-page-name="Standard">
      <style:paragraph-properties fo:margin-top="0in" fo:margin-bottom="0in" style:contextual-spacing="false" fo:line-height="100%" fo:text-align="center" style:justify-single-word="false" style:page-number="auto"/>
      <style:text-properties style:font-name="Times New Roman" fo:font-size="32pt" style:font-size-asian="32pt" style:font-name-complex="Times New Roman1" style:font-size-complex="32pt"/>
    </style:style>
    <style:style style:name="P17" style:family="paragraph" style:parent-style-name="Standard">
      <style:paragraph-properties fo:margin-top="0in" fo:margin-bottom="0in" style:contextual-spacing="false" fo:line-height="100%" fo:text-align="center" style:justify-single-word="false"/>
      <style:text-properties officeooo:rsid="00291329" officeooo:paragraph-rsid="00291329"/>
    </style:style>
    <style:style style:name="P18" style:family="paragraph" style:parent-style-name="Standard">
      <style:text-properties style:font-name="Calibri"/>
    </style:style>
    <style:style style:name="P19" style:family="paragraph" style:parent-style-name="Standard">
      <style:paragraph-properties fo:text-align="center" style:justify-single-word="false"/>
      <style:text-properties style:font-name="Calibri" fo:font-size="24pt" fo:font-weight="bold" style:font-size-asian="24pt" style:font-weight-asian="bold" style:font-size-complex="24pt" style:font-weight-complex="bold"/>
    </style:style>
    <style:style style:name="P20" style:family="paragraph" style:parent-style-name="Standard">
      <style:paragraph-properties fo:text-align="start" style:justify-single-word="false"/>
      <style:text-properties style:font-name="Calibri" fo:font-size="24pt" fo:font-weight="bold" officeooo:rsid="001d1d5e" officeooo:paragraph-rsid="0021cd49" style:font-size-asian="24pt" style:font-weight-asian="bold" style:font-size-complex="24pt" style:font-weight-complex="bold"/>
    </style:style>
    <style:style style:name="P21" style:family="paragraph" style:parent-style-name="Standard">
      <style:paragraph-properties fo:text-align="center" style:justify-single-word="false"/>
      <style:text-properties style:font-name="Calibri" fo:font-size="24pt" fo:font-weight="bold" officeooo:rsid="001d1d5e" officeooo:paragraph-rsid="0020c0ff" style:font-size-asian="24pt" style:font-weight-asian="bold" style:font-size-complex="24pt" style:font-weight-complex="bold"/>
    </style:style>
    <style:style style:name="P22" style:family="paragraph" style:parent-style-name="Standard">
      <style:paragraph-properties fo:text-align="center" style:justify-single-word="false"/>
      <style:text-properties style:font-name="Calibri" fo:font-size="24pt" fo:font-weight="bold" officeooo:rsid="001d1d5e" officeooo:paragraph-rsid="0021cd49" style:font-size-asian="24pt" style:font-weight-asian="bold" style:font-size-complex="24pt" style:font-weight-complex="bold"/>
    </style:style>
    <style:style style:name="P23" style:family="paragraph" style:parent-style-name="Standard">
      <style:paragraph-properties fo:text-align="start" style:justify-single-word="false"/>
      <style:text-properties style:font-name="Calibri" fo:font-size="14pt" fo:font-weight="bold" officeooo:rsid="001d1d5e" officeooo:paragraph-rsid="001d1d5e" style:font-size-asian="12.25pt" style:font-weight-asian="bold" style:font-size-complex="14pt" style:font-weight-complex="bold"/>
    </style:style>
    <style:style style:name="P24" style:family="paragraph" style:parent-style-name="Standard">
      <style:paragraph-properties fo:text-align="start" style:justify-single-word="false"/>
      <style:text-properties style:font-name="Calibri" fo:font-size="14pt" fo:font-weight="bold" officeooo:rsid="001d1d5e" officeooo:paragraph-rsid="00251f13" style:font-size-asian="12.25pt" style:font-weight-asian="bold" style:font-size-complex="14pt" style:font-weight-complex="bold"/>
    </style:style>
    <style:style style:name="P25" style:family="paragraph" style:parent-style-name="Standard">
      <style:paragraph-properties fo:text-align="center" style:justify-single-word="false"/>
      <style:text-properties style:font-name="Calibri" fo:font-size="14pt" fo:font-weight="bold" officeooo:rsid="001d1d5e" officeooo:paragraph-rsid="001d1d5e" style:font-size-asian="12.25pt" style:font-weight-asian="bold" style:font-size-complex="14pt" style:font-weight-complex="bold"/>
    </style:style>
    <style:style style:name="P26" style:family="paragraph" style:parent-style-name="Standard">
      <style:paragraph-properties fo:text-align="center" style:justify-single-word="false"/>
      <style:text-properties style:font-name="Calibri" fo:font-size="14pt" fo:font-weight="bold" officeooo:rsid="001d1d5e" officeooo:paragraph-rsid="0021cd49" style:font-size-asian="12.25pt" style:font-weight-asian="bold" style:font-size-complex="14pt" style:font-weight-complex="bold"/>
    </style:style>
    <style:style style:name="P27" style:family="paragraph" style:parent-style-name="Standard">
      <style:paragraph-properties fo:text-align="center" style:justify-single-word="false"/>
      <style:text-properties style:font-name="Calibri" fo:font-size="14pt" fo:font-weight="bold" officeooo:rsid="001d1d5e" officeooo:paragraph-rsid="00251f13" style:font-size-asian="12.25pt" style:font-weight-asian="bold" style:font-size-complex="14pt" style:font-weight-complex="bold"/>
    </style:style>
    <style:style style:name="P28" style:family="paragraph" style:parent-style-name="Standard">
      <style:paragraph-properties fo:text-align="center" style:justify-single-word="false"/>
      <style:text-properties style:font-name="Calibri" fo:font-size="14pt" fo:font-weight="bold" officeooo:rsid="001d1d5e" officeooo:paragraph-rsid="0025d8e6" style:font-size-asian="12.25pt" style:font-weight-asian="bold" style:font-size-complex="14pt" style:font-weight-complex="bold"/>
    </style:style>
    <style:style style:name="P29" style:family="paragraph" style:parent-style-name="Standard">
      <style:paragraph-properties fo:text-align="center" style:justify-single-word="false"/>
      <style:text-properties style:font-name="Calibri" fo:font-size="14pt" fo:font-weight="bold" officeooo:rsid="001d1d5e" officeooo:paragraph-rsid="002d23b5" style:font-size-asian="12.25pt" style:font-weight-asian="bold" style:font-size-complex="14pt" style:font-weight-complex="bold"/>
    </style:style>
    <style:style style:name="P30" style:family="paragraph" style:parent-style-name="Standard">
      <style:paragraph-properties fo:text-align="center" style:justify-single-word="false"/>
      <style:text-properties style:font-name="Calibri" fo:font-size="14pt" fo:font-weight="bold" officeooo:rsid="001d1d5e" officeooo:paragraph-rsid="00364a3b" style:font-size-asian="12.25pt" style:font-weight-asian="bold" style:font-size-complex="14pt" style:font-weight-complex="bold"/>
    </style:style>
    <style:style style:name="P31" style:family="paragraph" style:parent-style-name="Standard">
      <style:paragraph-properties fo:text-align="center" style:justify-single-word="false"/>
      <style:text-properties style:font-name="Calibri" fo:font-size="14pt" fo:font-weight="bold" officeooo:rsid="001d1d5e" officeooo:paragraph-rsid="003677dd" style:font-size-asian="12.25pt" style:font-weight-asian="bold" style:font-size-complex="14pt" style:font-weight-complex="bold"/>
    </style:style>
    <style:style style:name="P32" style:family="paragraph" style:parent-style-name="Standard">
      <style:paragraph-properties fo:text-align="start" style:justify-single-word="false"/>
      <style:text-properties style:font-name="Calibri" fo:font-size="14pt" fo:font-weight="bold" officeooo:paragraph-rsid="0020c0ff" style:font-size-asian="12.25pt" style:font-weight-asian="bold" style:font-size-complex="14pt" style:font-weight-complex="bold"/>
    </style:style>
    <style:style style:name="P33" style:family="paragraph" style:parent-style-name="Standard">
      <style:paragraph-properties fo:text-align="start" style:justify-single-word="false"/>
      <style:text-properties style:font-name="Calibri" fo:font-size="14pt" fo:font-weight="bold" officeooo:paragraph-rsid="0022b764" style:font-size-asian="12.25pt" style:font-weight-asian="bold" style:font-size-complex="14pt" style:font-weight-complex="bold"/>
    </style:style>
    <style:style style:name="P34" style:family="paragraph" style:parent-style-name="Standard">
      <style:paragraph-properties fo:text-align="center" style:justify-single-word="false"/>
      <style:text-properties style:font-name="Calibri" fo:font-size="14pt" fo:font-weight="bold" officeooo:paragraph-rsid="001d1d5e" style:font-size-asian="12.25pt" style:font-weight-asian="bold" style:font-size-complex="14pt" style:font-weight-complex="bold"/>
    </style:style>
    <style:style style:name="P35" style:family="paragraph" style:parent-style-name="Standard">
      <style:paragraph-properties fo:text-align="center" style:justify-single-word="false"/>
      <style:text-properties style:font-name="Calibri" fo:font-size="14pt" fo:font-weight="bold" officeooo:paragraph-rsid="002d23b5" style:font-size-asian="12.25pt" style:font-weight-asian="bold" style:font-size-complex="14pt" style:font-weight-complex="bold"/>
    </style:style>
    <style:style style:name="P36" style:family="paragraph" style:parent-style-name="Standard">
      <style:text-properties style:font-name="Calibri" fo:font-size="14pt" fo:font-weight="bold" officeooo:rsid="003ddb76" officeooo:paragraph-rsid="003ddb76" style:font-size-asian="12.25pt" style:font-weight-asian="bold" style:font-size-complex="14pt" style:font-weight-complex="bold"/>
    </style:style>
    <style:style style:name="P37" style:family="paragraph" style:parent-style-name="Standard">
      <style:paragraph-properties fo:text-align="center" style:justify-single-word="false"/>
      <style:text-properties style:font-name="Calibri" fo:font-size="14pt" fo:font-weight="bold" officeooo:paragraph-rsid="003677dd" style:font-size-asian="14pt" style:font-weight-asian="bold" style:font-size-complex="14pt" style:font-weight-complex="bold"/>
    </style:style>
    <style:style style:name="P38" style:family="paragraph" style:parent-style-name="Standard">
      <style:text-properties style:font-name="Calibri" officeooo:paragraph-rsid="00291329"/>
    </style:style>
    <style:style style:name="P39" style:family="paragraph" style:parent-style-name="Standard">
      <style:text-properties style:font-name="Calibri" officeooo:paragraph-rsid="002a40c0"/>
    </style:style>
    <style:style style:name="P40" style:family="paragraph" style:parent-style-name="Standard">
      <style:text-properties style:font-name="Calibri" officeooo:rsid="002d23b5" officeooo:paragraph-rsid="002d23b5"/>
    </style:style>
    <style:style style:name="P41" style:family="paragraph" style:parent-style-name="Standard">
      <style:text-properties style:font-name="Calibri" officeooo:rsid="002d23b5" officeooo:paragraph-rsid="00315503"/>
    </style:style>
    <style:style style:name="P42" style:family="paragraph" style:parent-style-name="Standard">
      <style:text-properties style:font-name="Calibri" officeooo:rsid="002d23b5" officeooo:paragraph-rsid="0033d757"/>
    </style:style>
    <style:style style:name="P43" style:family="paragraph" style:parent-style-name="Standard">
      <style:text-properties style:font-name="Calibri" officeooo:rsid="002d23b5" officeooo:paragraph-rsid="003ddb76"/>
    </style:style>
    <style:style style:name="P44" style:family="paragraph" style:parent-style-name="Standard">
      <style:text-properties style:font-name="Calibri" officeooo:rsid="002d23b5" officeooo:paragraph-rsid="003eac6f"/>
    </style:style>
    <style:style style:name="P45" style:family="paragraph" style:parent-style-name="Standard">
      <style:text-properties style:font-name="Calibri" officeooo:rsid="00321749" officeooo:paragraph-rsid="00321749"/>
    </style:style>
    <style:style style:name="P46" style:family="paragraph" style:parent-style-name="Standard">
      <style:text-properties style:font-name="Calibri" officeooo:rsid="0033d757" officeooo:paragraph-rsid="0033d757"/>
    </style:style>
    <style:style style:name="P47" style:family="paragraph" style:parent-style-name="Standard">
      <style:text-properties style:font-name="Calibri" fo:font-weight="normal" officeooo:paragraph-rsid="00364a3b" style:font-weight-asian="normal" style:font-weight-complex="normal"/>
    </style:style>
    <style:style style:name="P48" style:family="paragraph" style:parent-style-name="Standard">
      <style:text-properties style:font-name="Calibri" officeooo:rsid="003677dd" officeooo:paragraph-rsid="003677dd"/>
    </style:style>
    <style:style style:name="P49" style:family="paragraph" style:parent-style-name="Standard">
      <style:text-properties style:font-name="Calibri" fo:font-size="20pt" fo:font-weight="bold" style:font-size-asian="20pt" style:font-weight-asian="bold" style:font-size-complex="20pt" style:font-weight-complex="bold"/>
    </style:style>
    <style:style style:name="P50" style:family="paragraph" style:parent-style-name="Standard">
      <style:text-properties style:font-name="Calibri" fo:font-size="20pt" fo:font-weight="bold" officeooo:paragraph-rsid="003eac6f" style:font-size-asian="20pt" style:font-weight-asian="bold" style:font-size-complex="20pt" style:font-weight-complex="bold"/>
    </style:style>
    <style:style style:name="P51" style:family="paragraph" style:parent-style-name="Standard">
      <style:text-properties style:font-name="Calibri" fo:font-size="20pt" style:font-size-asian="20pt" style:font-size-complex="20pt"/>
    </style:style>
    <style:style style:name="P52" style:family="paragraph" style:parent-style-name="Standard">
      <style:text-properties style:font-name="Calibri" officeooo:rsid="003ddb76" officeooo:paragraph-rsid="003ddb76"/>
    </style:style>
    <style:style style:name="P53" style:family="paragraph" style:parent-style-name="Standard">
      <style:paragraph-properties fo:text-align="start" style:justify-single-word="false"/>
      <style:text-properties style:font-name="Calibri" officeooo:rsid="003ddb76" officeooo:paragraph-rsid="003ddb76"/>
    </style:style>
    <style:style style:name="P54" style:family="paragraph" style:parent-style-name="Standard">
      <style:text-properties style:font-name="Calibri" officeooo:rsid="003ddb76" officeooo:paragraph-rsid="003eac6f"/>
    </style:style>
    <style:style style:name="P55" style:family="paragraph" style:parent-style-name="Standard">
      <style:paragraph-properties fo:text-align="center" style:justify-single-word="false"/>
      <style:text-properties officeooo:paragraph-rsid="001d1d5e"/>
    </style:style>
    <style:style style:name="P56" style:family="paragraph" style:parent-style-name="Standard">
      <style:text-properties fo:color="#000000" style:font-name="Courier New" fo:font-size="10pt" style:font-size-asian="10pt"/>
    </style:style>
    <style:style style:name="P57" style:family="paragraph" style:parent-style-name="Standard">
      <style:text-properties fo:color="#000000" style:font-name="Courier New" fo:font-size="10pt" fo:font-weight="normal" style:font-size-asian="10pt" style:font-weight-asian="normal"/>
    </style:style>
    <style:style style:name="P58" style:family="paragraph" style:parent-style-name="Standard">
      <style:text-properties officeooo:paragraph-rsid="00315503"/>
    </style:style>
    <style:style style:name="P59" style:family="paragraph" style:parent-style-name="Standard">
      <style:text-properties officeooo:paragraph-rsid="00321749"/>
    </style:style>
    <style:style style:name="P60" style:family="paragraph" style:parent-style-name="Standard">
      <style:text-properties officeooo:paragraph-rsid="0033d757"/>
    </style:style>
    <style:style style:name="P61" style:family="paragraph" style:parent-style-name="Standard">
      <style:paragraph-properties fo:text-align="center" style:justify-single-word="false"/>
      <style:text-properties style:font-name="Courier New2" officeooo:rsid="0033d757" officeooo:paragraph-rsid="0033d757"/>
    </style:style>
    <style:style style:name="P62" style:family="paragraph" style:parent-style-name="Standard">
      <style:paragraph-properties fo:text-align="start" style:justify-single-word="false"/>
      <style:text-properties style:font-name="Calibri" officeooo:rsid="0033d757" officeooo:paragraph-rsid="0033d757"/>
    </style:style>
    <style:style style:name="P63" style:family="paragraph" style:parent-style-name="Standard">
      <style:paragraph-properties fo:text-align="start" style:justify-single-word="false"/>
      <style:text-properties style:font-name="Calibri" officeooo:rsid="0033d757" officeooo:paragraph-rsid="00364a3b"/>
    </style:style>
    <style:style style:name="P64" style:family="paragraph" style:parent-style-name="Standard">
      <style:paragraph-properties fo:text-align="start" style:justify-single-word="false"/>
      <style:text-properties style:font-name="Calibri" officeooo:rsid="003677dd" officeooo:paragraph-rsid="003677d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315503" style:font-style-asian="italic" style:font-weight-asian="normal" style:font-style-complex="italic" style:font-weight-complex="normal"/>
    </style:style>
    <style:style style:name="T4" style:family="text">
      <style:text-properties fo:font-style="italic" fo:font-weight="normal" officeooo:rsid="003677dd" style:font-style-asian="italic" style:font-weight-asian="normal" style:font-style-complex="italic" style:font-weight-complex="normal"/>
    </style:style>
    <style:style style:name="T5" style:family="text">
      <style:text-properties fo:font-style="italic" style:text-underline-style="none" fo:font-weight="normal" officeooo:rsid="00315503"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315503" style:font-style-asian="normal" style:font-style-complex="normal"/>
    </style:style>
    <style:style style:name="T8" style:family="text">
      <style:text-properties fo:font-style="normal" fo:font-weight="bold" officeooo:rsid="00315503"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315503" style:font-style-asian="normal" style:font-weight-asian="normal" style:font-style-complex="normal" style:font-weight-complex="normal"/>
    </style:style>
    <style:style style:name="T11" style:family="text">
      <style:text-properties fo:font-style="normal" fo:font-weight="normal" officeooo:rsid="00321749" style:font-style-asian="normal" style:font-weight-asian="normal" style:font-style-complex="normal" style:font-weight-complex="normal"/>
    </style:style>
    <style:style style:name="T12" style:family="text">
      <style:text-properties fo:font-style="normal" fo:font-weight="normal" officeooo:rsid="003677dd" style:font-style-asian="normal" style:font-weight-asian="normal"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3677dd" style:font-weight-asian="normal" style:font-weight-complex="normal"/>
    </style:style>
    <style:style style:name="T16" style:family="text">
      <style:text-properties fo:color="#0000ff" style:font-name="Courier New" fo:font-size="10pt" fo:font-weight="bold" style:font-size-asian="10pt" style:font-weight-asian="bold"/>
    </style:style>
    <style:style style:name="T17" style:family="text">
      <style:text-properties fo:color="#000000" style:font-name="Courier New" fo:font-size="10pt" fo:font-weight="normal" style:font-size-asian="10pt" style:font-weight-asian="normal"/>
    </style:style>
    <style:style style:name="T18" style:family="text">
      <style:text-properties fo:color="#000000" style:font-name="Courier New" fo:font-size="10pt" style:font-size-asian="10pt"/>
    </style:style>
    <style:style style:name="T19" style:family="text">
      <style:text-properties fo:color="#000000" style:font-name="Courier New" fo:font-size="10pt" fo:font-style="normal" fo:font-weight="normal" officeooo:rsid="002aa6dd" style:font-size-asian="10pt" style:font-style-asian="normal" style:font-weight-asian="normal" style:font-style-complex="normal"/>
    </style:style>
    <style:style style:name="T20" style:family="text">
      <style:text-properties fo:color="#000000" style:font-name="Courier New" fo:font-size="10pt" fo:font-style="normal" fo:font-weight="normal" style:font-size-asian="10pt" style:font-style-asian="normal" style:font-weight-asian="normal" style:font-style-complex="normal" style:font-weight-complex="normal"/>
    </style:style>
    <style:style style:name="T21" style:family="text">
      <style:text-properties fo:color="#000000" style:font-name="Courier New" fo:font-size="10pt" fo:font-style="normal" fo:font-weight="normal" officeooo:rsid="00315503" style:font-size-asian="10pt" style:font-style-asian="normal" style:font-weight-asian="normal" style:font-style-complex="normal" style:font-weight-complex="normal"/>
    </style:style>
    <style:style style:name="T22" style:family="text">
      <style:text-properties fo:color="#000080" style:font-name="Courier New" fo:font-size="10pt" fo:font-weight="bold" style:font-size-asian="10pt" style:font-weight-asian="bold"/>
    </style:style>
    <style:style style:name="T23" style:family="text">
      <style:text-properties fo:color="#000080" style:font-name="Courier New" fo:font-size="10pt" fo:font-style="normal" fo:font-weight="bold" officeooo:rsid="002aa6dd" style:font-size-asian="10pt" style:font-style-asian="normal" style:font-weight-asian="bold" style:font-style-complex="normal"/>
    </style:style>
    <style:style style:name="T24" style:family="text">
      <style:text-properties fo:color="#000080" style:font-name="Courier New" fo:font-size="10pt" fo:font-style="normal" fo:font-weight="bold" style:font-size-asian="10pt" style:font-style-asian="normal" style:font-weight-asian="bold" style:font-style-complex="normal" style:font-weight-complex="normal"/>
    </style:style>
    <style:style style:name="T25" style:family="text">
      <style:text-properties fo:color="#000080" style:font-name="Courier New" fo:font-size="10pt" fo:font-style="normal" fo:font-weight="bold" officeooo:rsid="00315503" style:font-size-asian="10pt" style:font-style-asian="normal" style:font-weight-asian="bold" style:font-style-complex="normal" style:font-weight-complex="normal"/>
    </style:style>
    <style:style style:name="T26" style:family="text">
      <style:text-properties fo:color="#8000ff" style:font-name="Courier New" fo:font-size="10pt" fo:font-weight="normal" style:font-size-asian="10pt" style:font-weight-asian="normal"/>
    </style:style>
    <style:style style:name="T27" style:family="text">
      <style:text-properties fo:color="#ff8000" style:font-name="Courier New" fo:font-size="10pt" fo:font-weight="normal" style:font-size-asian="10pt" style:font-weight-asian="normal"/>
    </style:style>
    <style:style style:name="T28" style:family="text">
      <style:text-properties fo:color="#008000" style:font-name="Courier New" fo:font-size="10pt" style:font-size-asian="10pt"/>
    </style:style>
    <style:style style:name="T29" style:family="text">
      <style:text-properties fo:color="#808080" style:font-name="Courier New" fo:font-size="10pt" fo:font-weight="normal" style:font-size-asian="10pt" style:font-weight-asian="normal"/>
    </style:style>
    <style:style style:name="T30" style:family="text">
      <style:text-properties style:font-name="Calibri" fo:font-style="normal" style:font-style-asian="normal" style:font-style-complex="normal"/>
    </style:style>
    <style:style style:name="T31" style:family="text">
      <style:text-properties style:font-name="Calibri" fo:font-style="normal" officeooo:rsid="002aa6dd" style:font-style-asian="normal" style:font-style-complex="normal"/>
    </style:style>
    <style:style style:name="T32" style:family="text">
      <style:text-properties style:font-name="Calibri" fo:font-style="normal" officeooo:rsid="002bcce4" style:font-style-asian="normal" style:font-style-complex="normal"/>
    </style:style>
    <style:style style:name="T33" style:family="text">
      <style:text-properties style:font-name="Calibri" fo:font-style="normal" officeooo:rsid="00315503" style:font-style-asian="normal" style:font-style-complex="normal"/>
    </style:style>
    <style:style style:name="T34" style:family="text">
      <style:text-properties style:font-name="Calibri" fo:font-style="normal" officeooo:rsid="0033d757" style:font-style-asian="normal" style:font-style-complex="normal"/>
    </style:style>
    <style:style style:name="T35" style:family="text">
      <style:text-properties style:font-name="Calibri" officeooo:rsid="00315503"/>
    </style:style>
    <style:style style:name="T36" style:family="text">
      <style:text-properties style:font-name="Times New Roman" fo:font-size="14pt" style:font-size-asian="14pt" style:font-name-complex="Times New Roman1" style:font-size-complex="14pt"/>
    </style:style>
    <style:style style:name="T37" style:family="text">
      <style:text-properties officeooo:rsid="001d1d5e"/>
    </style:style>
    <style:style style:name="T38" style:family="text">
      <style:text-properties fo:color="#804000" style:font-name="Courier New" fo:font-size="10pt" style:font-size-asian="10pt"/>
    </style:style>
    <style:style style:name="T39" style:family="text">
      <style:text-properties officeooo:rsid="0020c0ff"/>
    </style:style>
    <style:style style:name="T40" style:family="text">
      <style:text-properties officeooo:rsid="0021cd49"/>
    </style:style>
    <style:style style:name="T41" style:family="text">
      <style:text-properties officeooo:rsid="0022b764"/>
    </style:style>
    <style:style style:name="T42" style:family="text">
      <style:text-properties fo:color="#228b22" style:font-name="Courier New" fo:font-size="10pt" style:font-size-asian="10pt"/>
    </style:style>
    <style:style style:name="T43" style:family="text">
      <style:text-properties fo:color="#a020f0" style:font-name="Courier New" fo:font-size="10pt" style:font-size-asian="10pt"/>
    </style:style>
    <style:style style:name="T44" style:family="text">
      <style:text-properties officeooo:rsid="00251f13"/>
    </style:style>
    <style:style style:name="T45" style:family="text">
      <style:text-properties officeooo:rsid="002a40c0"/>
    </style:style>
    <style:style style:name="T46" style:family="text">
      <style:text-properties officeooo:rsid="002d23b5"/>
    </style:style>
    <style:style style:name="T47" style:family="text">
      <style:text-properties officeooo:rsid="00304246"/>
    </style:style>
    <style:style style:name="T48" style:family="text">
      <style:text-properties officeooo:rsid="00315503"/>
    </style:style>
    <style:style style:name="T49" style:family="text">
      <style:text-properties style:font-name="Courier New2" fo:font-style="normal" fo:font-weight="normal" officeooo:rsid="00315503" style:font-style-asian="normal" style:font-weight-asian="normal" style:font-style-complex="normal" style:font-weight-complex="normal"/>
    </style:style>
    <style:style style:name="T50" style:family="text">
      <style:text-properties style:font-name="Courier New2" fo:font-style="normal" fo:font-weight="bold" officeooo:rsid="00315503" style:font-style-asian="normal" style:font-weight-asian="bold" style:font-style-complex="normal" style:font-weight-complex="bold"/>
    </style:style>
    <style:style style:name="T51" style:family="text">
      <style:text-properties officeooo:rsid="0033d757"/>
    </style:style>
    <style:style style:name="T52" style:family="text">
      <style:text-properties officeooo:rsid="003584cd"/>
    </style:style>
    <style:style style:name="T53" style:family="text">
      <style:text-properties officeooo:rsid="00364a3b"/>
    </style:style>
    <style:style style:name="T54" style:family="text">
      <style:text-properties officeooo:rsid="003677dd"/>
    </style:style>
    <style:style style:name="T55" style:family="text">
      <style:text-properties fo:font-size="12pt" fo:font-weight="normal" officeooo:rsid="003677dd" style:font-size-asian="10.5pt" style:font-weight-asian="normal" style:font-size-complex="12pt" style:font-weight-complex="normal"/>
    </style:style>
    <style:style style:name="T56" style:family="text">
      <style:text-properties fo:font-size="12pt" fo:font-style="italic" fo:font-weight="normal" officeooo:rsid="003677dd" style:font-size-asian="10.5pt" style:font-style-asian="italic" style:font-weight-asian="normal" style:font-size-complex="12pt" style:font-style-complex="italic" style:font-weight-complex="normal"/>
    </style:style>
    <style:style style:name="T57" style:family="text">
      <style:text-properties fo:font-size="12pt" fo:font-style="italic" fo:font-weight="normal" officeooo:rsid="0038e356" style:font-size-asian="10.5pt" style:font-style-asian="italic" style:font-weight-asian="normal" style:font-size-complex="12pt" style:font-style-complex="italic" style:font-weight-complex="normal"/>
    </style:style>
    <style:style style:name="T58" style:family="text">
      <style:text-properties fo:font-size="12pt" fo:font-style="italic" fo:font-weight="normal" officeooo:rsid="003d24c8" style:font-size-asian="10.5pt" style:font-style-asian="italic" style:font-weight-asian="normal" style:font-size-complex="12pt" style:font-style-complex="italic" style:font-weight-complex="normal"/>
    </style:style>
    <style:style style:name="T59" style:family="text">
      <style:text-properties fo:font-size="12pt" fo:font-style="normal" fo:font-weight="normal" officeooo:rsid="003677dd" style:font-size-asian="10.5pt" style:font-style-asian="normal" style:font-weight-asian="normal" style:font-size-complex="12pt" style:font-style-complex="normal" style:font-weight-complex="normal"/>
    </style:style>
    <style:style style:name="T60" style:family="text">
      <style:text-properties fo:font-size="12pt" fo:font-style="normal" fo:font-weight="normal" officeooo:rsid="0038e356" style:font-size-asian="10.5pt" style:font-style-asian="normal" style:font-weight-asian="normal" style:font-size-complex="12pt" style:font-style-complex="normal" style:font-weight-complex="normal"/>
    </style:style>
    <style:style style:name="T61" style:family="text">
      <style:text-properties fo:font-size="12pt" fo:font-style="normal" fo:font-weight="normal" officeooo:rsid="003c0504"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3d24c8" style:font-size-asian="10.5pt" style:font-style-asian="normal" style:font-weight-asian="normal" style:font-size-complex="12pt" style:font-style-complex="normal" style:font-weight-complex="normal"/>
    </style:style>
    <style:style style:name="T63" style:family="text">
      <style:text-properties fo:font-size="12pt" style:font-size-asian="12pt" style:font-size-complex="12pt"/>
    </style:style>
    <style:style style:name="T64" style:family="text">
      <style:text-properties officeooo:rsid="003ddb7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8"/>
      <text:p text:style-name="P8"/>
      <text:p text:style-name="P8"/>
      <text:p text:style-name="P8"/>
      <text:p text:style-name="P8">CITY COLLEGE OF NEW YORK</text:p>
      <text:p text:style-name="P8"/>
      <text:p text:style-name="P7"/>
      <text:p text:style-name="P13"/>
      <text:p text:style-name="P9">CSC 34200: COMPUTER ORGANIZATION</text:p>
      <text:p text:style-name="P13"/>
      <text:p text:style-name="P10"/>
      <text:p text:style-name="P15">PROJECT: <text:span text:style-name="T47">Using Two-Dimensional Array Accessing to Decrease Cache Performance and Analysis of Cache Performance Using Valgrind</text:span></text:p>
      <text:p text:style-name="P13"/>
      <text:p text:style-name="P13"/>
      <text:p text:style-name="P13"/>
      <text:p text:style-name="P13"/>
      <text:p text:style-name="P13"/>
      <text:p text:style-name="P13"/>
      <text:p text:style-name="P17"/>
      <text:p text:style-name="P13"/>
      <text:p text:style-name="P13"/>
      <text:p text:style-name="P11"/>
      <text:p text:style-name="P12">Author: <text:tab/><text:tab/><text:tab/><text:tab/><text:tab/><text:tab/><text:tab/><text:tab/><text:tab/><text:tab/><text:tab/><text:tab/>Supervisor:</text:p>
      <text:p text:style-name="P14"><text:span text:style-name="T36">Owais Naeem<text:tab/><text:tab/><text:tab/><text:tab/><text:tab/><text:tab/><text:tab/><text:tab/><text:tab/><text:tab/><text:tab/>Professor Izidor Gertner</text:span></text:p>
      <text:p text:style-name="P6"/>
      <text:p text:style-name="P6"/>
      <text:p text:style-name="P2"><text:tab/><text:tab/></text:p>
      <text:p text:style-name="P3"/>
      <text:p text:style-name="P49"><text:soft-page-break/>BACKGROUND</text:p>
      <text:p text:style-name="P2"/>
      <text:p text:style-name="P2"><text:tab/><text:tab/>Cache is a segment of memory that can be written to and read from in a small period of time, much smaller than the period of time it takes to write to and read from main memory. When the processor receives a request to write or read data, it first checks the cache for that same data. If found, it performs the task, but if not found, it proceeds to check main memory. A cache hit occurs when the data is found in the cache, and a cache miss occurs when the data is not found in the cache, and it is necessary to navigate to the main memory. <text:s/>The higher the cache hit rate, or the lower the cache miss rate, the better the performance of the program. Likewise, the lower the cache hit rate, or the higher the cache miss rate, the worse the performance of the program. </text:p>
      <text:p text:style-name="P2"/>
      <text:p text:style-name="P2"><text:tab/><text:tab/>To utilize a CPU's cache most effectively and efficiently, the principle of locality must be used. When concerning the cache, there are essentially two types of localities: temporal locality, which describes how often certain data is accessed, and spatial locality, which describes the usage of data that is relatively near the data that was previously accessed. Advantageous usage of temporal locality implies accessing the same data more frequently to minimize CPU usage, and advantageous usage of spatial locality implies accessing data that is located relatively near the vicinity of recently accessed data. </text:p>
      <text:p text:style-name="P2"/>
      <text:p text:style-name="P2"><text:tab/><text:tab/>It can be seen that it is very important to write code that effectively and efficiently uses the cache by utilizing temporal locality and spatial locality to ultimately maximize the cache hit rate, or minimize the cache miss rate. If this is done, computations that take a lot of time can be reprogrammed or rewritten to take much less time. </text:p>
      <text:p text:style-name="P4"/>
      <text:p text:style-name="P49">OBJECTIVE</text:p>
      <text:p text:style-name="P4"/>
      <text:p text:style-name="P39"><text:tab/><text:span text:style-name="T45">The objective of this project is to come up with a way to increase the cache miss ratio by deliberately writing a code sample that works against the principle of locality. For the purpose of this experiment, the code sample used here is a very simple one: it implements element accessing in a two-dimensional array in such a way to ensure that the cache is not used as much as possible. Further explanation is provided in the Data and Procedures section of this report. accessing the elements of a two-dimensional array in such a way that ensure the cache is not used. More explanation is given in the Data and Procedure section.</text:span></text:p>
      <text:p text:style-name="P5"/>
      <text:p text:style-name="P49">METHODS</text:p>
      <text:p text:style-name="P4"/>
      <text:p text:style-name="P60"><text:span text:style-name="T30"><text:tab/></text:span><text:span text:style-name="T31">Two programs were implemented and analyzed for this project. They can be referred to in Appendix A and Appendix B as badCache.cpp and goodCache.cpp respectively. The difference between the programs is that in badCache.cpp, the array accessing code is implemented in such a way that it decreases cache performance by causing more cache misses, and in goodCache.cpp, the array accessing code is implemented in a typical </text:span><text:span text:style-name="T32">way</text:span><text:span text:style-name="T31"> that would commonly be found in a programmer's code. There is inherently only one line different that concerns these array accessing methods: </text:span><text:span text:style-name="T19">a1</text:span><text:span text:style-name="T23">[</text:span><text:span text:style-name="T19">y</text:span><text:span text:style-name="T23">][</text:span><text:span text:style-name="T19">x</text:span><text:span text:style-name="T23">]</text:span><text:span text:style-name="T19"> </text:span><text:span text:style-name="T23">=</text:span><text:span text:style-name="T19"> a2</text:span><text:span text:style-name="T23">[</text:span><text:span text:style-name="T19">y</text:span><text:span text:style-name="T23">][</text:span><text:span text:style-name="T19">x</text:span><text:span text:style-name="T23">]</text:span><text:span text:style-name="T19"> </text:span><text:span text:style-name="T23">+</text:span><text:span text:style-name="T19"> a3</text:span><text:span text:style-name="T23">[</text:span><text:span text:style-name="T19">y</text:span><text:span text:style-name="T23">][</text:span><text:span text:style-name="T19">x</text:span><text:span text:style-name="T23">]</text:span><text:span text:style-name="T19"> </text:span><text:span text:style-name="T23">+</text:span><text:span text:style-name="T19"> a4</text:span><text:span text:style-name="T23">[</text:span><text:span text:style-name="T19">y</text:span><text:span text:style-name="T23">][</text:span><text:span text:style-name="T19">x</text:span><text:span text:style-name="T23">]</text:span><text:span text:style-name="T31">, in badCache.cpp and </text:span><text:span text:style-name="T19">a1</text:span><text:span text:style-name="T23">[</text:span><text:span text:style-name="T19">y</text:span><text:span text:style-name="T23">][</text:span><text:span text:style-name="T19">x</text:span><text:span text:style-name="T23">]</text:span><text:span text:style-name="T19"> </text:span><text:span text:style-name="T23">=</text:span><text:span text:style-name="T19"> a2</text:span><text:span text:style-name="T23">[</text:span><text:span text:style-name="T19">y</text:span><text:span text:style-name="T23">][</text:span><text:span text:style-name="T19">x</text:span><text:span text:style-name="T23">]</text:span><text:span text:style-name="T19"> </text:span><text:span text:style-name="T23">+</text:span><text:span text:style-name="T19"> a3</text:span><text:span text:style-name="T23">[</text:span><text:span text:style-name="T19">y</text:span><text:span text:style-name="T23">][</text:span><text:span text:style-name="T19">x</text:span><text:span text:style-name="T23">]</text:span><text:span text:style-name="T19"> </text:span><text:span text:style-name="T23">+</text:span><text:span text:style-name="T19"> a4</text:span><text:span text:style-name="T23">[</text:span><text:span text:style-name="T19">y</text:span><text:span text:style-name="T23">][</text:span><text:span text:style-name="T19">x</text:span><text:span text:style-name="T23">] </text:span><text:span text:style-name="T31">in goodCache.cpp.</text:span></text:p>
      <text:p text:style-name="P60"><text:span text:style-name="T31"><text:s/></text:span></text:p>
      <text:p text:style-name="P60"><text:soft-page-break/><text:span text:style-name="T31"><text:tab/></text:span><text:span text:style-name="T34">Both programs were C++ programs, and were compiled using G++. </text:span><text:span text:style-name="T31">The performance of both programs was monitored using</text:span><text:span text:style-name="T30"> Valgrind-3.9.0, an open source framework available under the GNU General Public License, version 2, that includes a cache and branch-prediction profiler, </text:span><text:span text:style-name="T31">Cachegrind, </text:span><text:span text:style-name="T30">on the x86/Linux operating system. For more information on downloads or documentation, see </text:span><text:a xlink:type="simple" xlink:href="http://www.valgrind.org/"><text:span text:style-name="T30">www.valgrind.org</text:span></text:a><text:span text:style-name="T30">.</text:span><text:span text:style-name="T31"> Details on this process are given in the Data and Procedure section below. </text:span></text:p>
      <text:p text:style-name="P2"/>
      <text:p text:style-name="P51"><text:span text:style-name="T13">DATA AND PROCEDURE</text:span></text:p>
      <text:p text:style-name="P38"/>
      <text:p text:style-name="P40">This project can be divided into several components which have been discredited for presentation purposes into the following parts: </text:p>
      <text:p text:style-name="P40"/>
      <text:p text:style-name="P52"><text:span text:style-name="T13">INSTALLING VALGRIND</text:span></text:p>
      <text:p text:style-name="P52"><text:span text:style-name="T46">Installing a profiler that monitors cache performance and reports the number of cache references and misses.</text:span></text:p>
      <text:p text:style-name="P40"/>
      <text:p text:style-name="P58"><text:span text:style-name="T35">The profiler used in this project is </text:span><text:span text:style-name="T33">Valgrind-3.9.0, an open source framework available under the GNU General Public License, version 2, that includes a cache and branch-prediction profiler, </text:span><text:span text:style-name="T31">Cachegrind, </text:span><text:span text:style-name="T33">on the x86/Linux operating system. After installing the current release of Valgrind, Valgrind 3.9.0, from <text:s/></text:span><text:a xlink:type="simple" xlink:href="http://valgrind.org/downloads/current.html#current"><text:span text:style-name="T6">http://valgrind.org/downloads/current.html#current</text:span></text:a><text:span text:style-name="T6">,</text:span><text:span text:style-name="T7"> run the command </text:span><text:span text:style-name="T49">sudo apt-get install valgrind</text:span><text:span text:style-name="T10">. This should install Valgrind.</text:span></text:p>
      <text:p text:style-name="P40"/>
      <text:p text:style-name="P36"><text:span text:style-name="T63">PROGRAMMING: GOOD CACHE PERFORMANCE VS. BAD CACHE PERFORMANCE</text:span></text:p>
      <text:p text:style-name="P43">Writing a program that decreases cache performance by causing a <text:s/>high number of cache misses.</text:p>
      <text:p text:style-name="P40"/>
      <text:p text:style-name="P40"><text:tab/><text:span text:style-name="T48">badCache.cpp</text:span><text:tab/><text:span text:style-name="T48">is a program that was written for the purpose of illustrating bad cache performance by maximizing cache misses. It is </text:span><text:span text:style-name="T5">Sample 1 </text:span><text:span text:style-name="T10">in </text:span><text:span text:style-name="T3">Appendix A</text:span><text:span text:style-name="T10">. Int the program, four arrays of a certain, specified size are declared.</text:span></text:p>
      <text:p text:style-name="P40"><text:span text:style-name="T10"/></text:p>
      <text:p text:style-name="P40"><text:span text:style-name="T10"><text:tab/>A nested loop accesses the elements of these arrays in the following way: </text:span></text:p>
      <text:p text:style-name="P40"><text:span text:style-name="T10"/></text:p>
      <text:p text:style-name="P58"><text:span text:style-name="T17"><text:tab/></text:span><text:span text:style-name="T16">for</text:span><text:span text:style-name="T22">(</text:span><text:span text:style-name="T17">x </text:span><text:span text:style-name="T22">=</text:span><text:span text:style-name="T17"> </text:span><text:span text:style-name="T27">0</text:span><text:span text:style-name="T22">;</text:span><text:span text:style-name="T17"> x </text:span><text:span text:style-name="T22">&lt;</text:span><text:span text:style-name="T17"> SIZE</text:span><text:span text:style-name="T22">;</text:span><text:span text:style-name="T17"> x</text:span><text:span text:style-name="T22">++)</text:span><text:span text:style-name="T17"> <text:tab/> </text:span></text:p>
      <text:p text:style-name="P58"><text:span text:style-name="T17"><text:tab/></text:span><text:span text:style-name="T22">{</text:span><text:span text:style-name="T17"> </text:span></text:p>
      <text:p text:style-name="P58"><text:span text:style-name="T17"><text:tab/><text:tab/></text:span><text:span text:style-name="T16">for</text:span><text:span text:style-name="T22">(</text:span><text:span text:style-name="T17">y </text:span><text:span text:style-name="T22">=</text:span><text:span text:style-name="T17"> </text:span><text:span text:style-name="T27">0</text:span><text:span text:style-name="T22">;</text:span><text:span text:style-name="T17"> y </text:span><text:span text:style-name="T22">&lt;</text:span><text:span text:style-name="T17"> SIZE</text:span><text:span text:style-name="T22">;</text:span><text:span text:style-name="T17"> y</text:span><text:span text:style-name="T22">++)</text:span><text:span text:style-name="T17"> </text:span></text:p>
      <text:p text:style-name="P58"><text:span text:style-name="T17"><text:tab/><text:tab/></text:span><text:span text:style-name="T22">{</text:span><text:span text:style-name="T17"> </text:span></text:p>
      <text:p text:style-name="P58"><text:span text:style-name="T17"><text:tab/><text:tab/><text:tab/>a1</text:span><text:span text:style-name="T22">[</text:span><text:span text:style-name="T17">y</text:span><text:span text:style-name="T22">][</text:span><text:span text:style-name="T17">x</text:span><text:span text:style-name="T22">]</text:span><text:span text:style-name="T17"> </text:span><text:span text:style-name="T22">=</text:span><text:span text:style-name="T17"> a2</text:span><text:span text:style-name="T22">[</text:span><text:span text:style-name="T17">y</text:span><text:span text:style-name="T22">][</text:span><text:span text:style-name="T17">x</text:span><text:span text:style-name="T22">]</text:span><text:span text:style-name="T17"> </text:span><text:span text:style-name="T22">+</text:span><text:span text:style-name="T17"> a3</text:span><text:span text:style-name="T22">[</text:span><text:span text:style-name="T17">y</text:span><text:span text:style-name="T22">][</text:span><text:span text:style-name="T17">x</text:span><text:span text:style-name="T22">]</text:span><text:span text:style-name="T17"> </text:span><text:span text:style-name="T22">+</text:span><text:span text:style-name="T17"> a4</text:span><text:span text:style-name="T22">[</text:span><text:span text:style-name="T17">y</text:span><text:span text:style-name="T22">][</text:span><text:span text:style-name="T17">x</text:span><text:span text:style-name="T22">];</text:span><text:span text:style-name="T17"> </text:span></text:p>
      <text:p text:style-name="P58"><text:span text:style-name="T17"><text:tab/><text:tab/></text:span><text:span text:style-name="T22">}</text:span><text:span text:style-name="T17"> </text:span></text:p>
      <text:p text:style-name="P41"><text:span text:style-name="T21"><text:tab/></text:span><text:span text:style-name="T25">}</text:span><text:span text:style-name="T21"><text:tab/></text:span></text:p>
      <text:p text:style-name="P41"/>
      <text:p text:style-name="P41"><text:span text:style-name="T10"><text:tab/>This way of accessing the elements of the four arrays is very good at increasing the number of cache misses. To explain this, some background in how the cache utilizes the principle of locality to optimize a program's performance using the cache is necessary. Part of this principle is spacial locality, which means that when a particular element is accessed the elements that are relatively near this element in memory will be loaded into the cache as well as the element that was accessed. Thus, if any element is subsequently accessed that was located anywhere near the previously accessed data element, a cache hit will occur as the element has already been loaded into the cache. </text:span></text:p>
      <text:p text:style-name="P41"><text:span text:style-name="T10"/></text:p>
      <text:p text:style-name="P41"><text:span text:style-name="T10"><text:tab/>In this specific example of nested loops, the arrays are accessed in such a way that a1 will be </text:span><text:soft-page-break/><text:span text:style-name="T10">accessed in the following sequence:</text:span><text:span text:style-name="T49"> a1[0][0], a1[1][0], a1[2][0], a1[3][0], …, a1[98][0], a1[99][0], a1[0][1], a1[1][1], …., a1[99][98], a1[99][99]</text:span><text:span text:style-name="T10">. Close observation of this accessing pattern reveals that the next element that is accessed is never on the same row of the two-dimensional array as the previous element. In fact, subsequent elements are always in the next </text:span><text:span text:style-name="T11">column</text:span><text:span text:style-name="T10">, and skip the whole row on which the previous element was located. If the cache always </text:span><text:span text:style-name="T11">loads data that is spatially close to data that was previously references, and the program deliberately accesses data sequentially that is NOT spatially close at all, as in the above example of skipping the same row of elements as the row of the element that was previously accessed, there is a high probability for a cache miss! Using this logic, this array accessing program always accesses elements in a way that there is a high probability for a cache miss. This is the same reason there are four arrays – more array accesses where each array is being access in a way that goes against the cache philosophy of spatial locality will result in more cache misses. </text:span></text:p>
      <text:p text:style-name="P41"><text:span text:style-name="T11"/></text:p>
      <text:p text:style-name="P45"><text:span text:style-name="T9"><text:tab/>This array accessing implementation can be compared to the array accessing implementation in </text:span><text:span text:style-name="T2">Sample 2 </text:span><text:span text:style-name="T9">that can be referred to in </text:span><text:span text:style-name="T2">Appendix B</text:span><text:span text:style-name="T9">, and is reproduced below for convenience: </text:span></text:p>
      <text:p text:style-name="P45"><text:span text:style-name="T9"/></text:p>
      <text:p text:style-name="P59"><text:span text:style-name="T17"><text:tab/></text:span><text:span text:style-name="T16">for</text:span><text:span text:style-name="T22">(</text:span><text:span text:style-name="T17">x </text:span><text:span text:style-name="T22">=</text:span><text:span text:style-name="T17"> </text:span><text:span text:style-name="T27">0</text:span><text:span text:style-name="T22">;</text:span><text:span text:style-name="T17"> x </text:span><text:span text:style-name="T22">&lt;</text:span><text:span text:style-name="T17"> SIZE</text:span><text:span text:style-name="T22">;</text:span><text:span text:style-name="T17"> x</text:span><text:span text:style-name="T22">++)</text:span><text:span text:style-name="T17"> <text:tab/> </text:span></text:p>
      <text:p text:style-name="P59"><text:span text:style-name="T17"><text:tab/></text:span><text:span text:style-name="T22">{</text:span><text:span text:style-name="T17"> </text:span></text:p>
      <text:p text:style-name="P59"><text:span text:style-name="T17"><text:tab/><text:tab/></text:span><text:span text:style-name="T16">for</text:span><text:span text:style-name="T22">(</text:span><text:span text:style-name="T17">y </text:span><text:span text:style-name="T22">=</text:span><text:span text:style-name="T17"> </text:span><text:span text:style-name="T27">0</text:span><text:span text:style-name="T22">;</text:span><text:span text:style-name="T17"> y </text:span><text:span text:style-name="T22">&lt;</text:span><text:span text:style-name="T17"> SIZE</text:span><text:span text:style-name="T22">;</text:span><text:span text:style-name="T17"> y</text:span><text:span text:style-name="T22">++)</text:span><text:span text:style-name="T17"> </text:span></text:p>
      <text:p text:style-name="P59"><text:span text:style-name="T17"><text:tab/><text:tab/></text:span><text:span text:style-name="T22">{</text:span><text:span text:style-name="T17"> </text:span></text:p>
      <text:p text:style-name="P59"><text:span text:style-name="T17"><text:tab/><text:tab/><text:tab/>a1</text:span><text:span text:style-name="T22">[</text:span><text:span text:style-name="T17">x</text:span><text:span text:style-name="T22">][</text:span><text:span text:style-name="T17">y</text:span><text:span text:style-name="T22">]</text:span><text:span text:style-name="T17"> </text:span><text:span text:style-name="T22">=</text:span><text:span text:style-name="T17"> a2</text:span><text:span text:style-name="T22">[</text:span><text:span text:style-name="T17">x</text:span><text:span text:style-name="T22">][</text:span><text:span text:style-name="T17">y</text:span><text:span text:style-name="T22">]</text:span><text:span text:style-name="T17"> </text:span><text:span text:style-name="T22">+</text:span><text:span text:style-name="T17"> a3</text:span><text:span text:style-name="T22">[</text:span><text:span text:style-name="T17">x</text:span><text:span text:style-name="T22">][</text:span><text:span text:style-name="T17">y</text:span><text:span text:style-name="T22">]</text:span><text:span text:style-name="T17"> </text:span><text:span text:style-name="T22">+</text:span><text:span text:style-name="T17"> a4</text:span><text:span text:style-name="T22">[</text:span><text:span text:style-name="T17">x</text:span><text:span text:style-name="T22">][</text:span><text:span text:style-name="T17">y</text:span><text:span text:style-name="T22">];</text:span><text:span text:style-name="T17"> </text:span></text:p>
      <text:p text:style-name="P59"><text:span text:style-name="T17"><text:tab/><text:tab/></text:span><text:span text:style-name="T22">}</text:span><text:span text:style-name="T17"> </text:span></text:p>
      <text:p text:style-name="P45"><text:span text:style-name="T20"><text:tab/></text:span><text:span text:style-name="T24">}</text:span></text:p>
      <text:p text:style-name="P45"><text:span text:style-name="T24"/></text:p>
      <text:p text:style-name="P45"><text:span text:style-name="T10"><text:tab/></text:span><text:span text:style-name="T9">This array accessing scheme is the typical way to access subsequent elements of a two-dimensional array. It can be observed that spatial locality of the cache is used as subsequent elements of the array are on the same row as the previously accessed element and thus have a very high probability of being found pre-loaded in the cache resulting in a cache hit. Analysis of both goodCache.cpp and badCache.cpp using Cachegrind can be reviewed in step (3). </text:span></text:p>
      <text:p text:style-name="P41"><text:span text:style-name="T10"/></text:p>
      <text:p text:style-name="P54"><text:span text:style-name="T8">INSTALLING VALGRIND</text:span></text:p>
      <text:p text:style-name="P44">Analyzing the written program by using the previously installed profiler and gathering data for multiple runs. Consolidating all of the gathered data into a presentable format.</text:p>
      <text:p text:style-name="P46"/>
      <text:p text:style-name="P42"><text:tab/><text:span text:style-name="T51">The C++ program whose cache performance needs to be analyzed should be compiled. In the Terminal, the directory containing badCache.cpp was navigated to and the following command was run to compile it: </text:span></text:p>
      <text:p text:style-name="P42"/>
      <text:p text:style-name="P61">g++ badCache.cpp</text:p>
      <text:p text:style-name="P61"/>
      <text:p text:style-name="P62"><text:tab/>This generates a a.out file in the same directory that can be run to check for successful run of the program by using the following command: </text:p>
      <text:p text:style-name="P62"/>
      <text:p text:style-name="P61">./a.out</text:p>
      <text:p text:style-name="P61"/>
      <text:p text:style-name="P62">To run this program using Valgrind's tool, Cachegrind, run the following command in Terminal:</text:p>
      <text:p text:style-name="P62"/>
      <text:p text:style-name="P61">valgrind --tool=cachegrind a.out</text:p>
      <text:p text:style-name="P61"/>
      <text:p text:style-name="P62"><text:soft-page-break/><text:tab/>This will dump information to the Terminal that reveals the number of D cache references and D cache misses, which is directly relevant to this project.</text:p>
      <text:p text:style-name="P62"/>
      <text:p text:style-name="P62">The following <text:span text:style-name="T54">screen-shots</text:span> are of the Terminal display after running badCache.cpp and goodCache.cpp both with the variable ARRAY_SIZE set to 500. They confirm the hypothesis that accessing arrays that does not make use of the cache in the way that is done in badCache.cpp result in a greater <text:span text:style-name="T52">probability</text:span> of cache misses.</text:p>
      <text:p text:style-name="P62"/>
      <text:p text:style-name="P30"><text:span text:style-name="T40">Figure 5: Cachegrind results for </text:span>ARRAY_SIZE = 50<text:span text:style-name="T53">0</text:span></text:p>
      <text:p text:style-name="P47"/>
      <text:p text:style-name="P47"><draw:frame draw:style-name="fr1" draw:name="graphics1" text:anchor-type="paragraph" svg:width="5.2402in" svg:height="1.0425in" draw:z-index="16"><draw:image xlink:href="Pictures/20000009000033FE00000A57B4B6743B.svm" xlink:type="simple" xlink:show="embed" xlink:actuate="onLoad"/></draw:frame></text:p>
      <text:p text:style-name="P30"><text:span text:style-name="T40">Figure 12: Profiling results for </text:span>ARRAY_SIZE = 500</text:p>
      <text:p text:style-name="P47"/>
      <text:p text:style-name="P63"><draw:frame draw:style-name="fr1" draw:name="graphics18" text:anchor-type="paragraph" svg:width="5.2193in" svg:height="0.9693in" draw:z-index="17"><draw:image xlink:href="Pictures/20000009000033C90000099EEA883471.svm" xlink:type="simple" xlink:show="embed" xlink:actuate="onLoad"/></draw:frame></text:p>
      <text:p text:style-name="P64"><text:tab/>As can be seen the cache miss rate for badCache.cpp is 28.2%, much higher than the cach emiss rate for goodCache.cpp, which is 1.8%. More results have been recorded in the form of screen-shots for varying ARRAY_SIZE from 100 to 800 and can be referred to in <text:span text:style-name="T1">Appendix A</text:span><text:span text:style-name="T6"> for badCache.cpp and in </text:span><text:span text:style-name="T1">Appendix B</text:span><text:span text:style-name="T6"> for goodCache.cpp. </text:span></text:p>
      <text:p text:style-name="P63"/>
      <text:p text:style-name="P53"><text:span text:style-name="T13">ANALYZING DATA</text:span></text:p>
      <text:p text:style-name="P40">Plotting the data collected in step (3) in MATLAB for viewing purposes. The plot should show the relationship between cache references and cache misses, and the affect on cache misses if the number of cache references was to increase or decrease. Also, as array accessing was used for the particular program presented in this report, another plot observes the relationship between array sizes and the cache miss ratio (cache references / cache misses). </text:p>
      <text:p text:style-name="P38"><text:span text:style-name="T14"/></text:p>
      <text:p text:style-name="P38"><text:span text:style-name="T14"><text:tab/></text:span><text:span text:style-name="T15">As can be referred to in </text:span><text:span text:style-name="T4">Appendix A </text:span><text:span text:style-name="T12">and </text:span><text:span text:style-name="T4">Appendix B</text:span><text:span text:style-name="T12">, multiple trials have been recorded for varying ARRAY_SIZE from 100 to 800 for goodCache.cpp and badCache.cpp.</text:span></text:p>
      <text:p text:style-name="P38"><text:span text:style-name="T12"/></text:p>
      <text:p text:style-name="P48"><text:span text:style-name="T9"><text:tab/>The following graph compares cache references with cache misses for badCache.cpp, the program that does not use the cache well, and goodCache.cpp, the program that uses the cache normally as a typical program would. The results are for varying ARRAY_SIZE, specifically form 100 to 800. It is clear that the cache miss ratio increases as the array size increases for badCache.cpp, but does not increase a measurable amount for goodCache.cpp and rather stagnates. The graph is reproduced below, and can also be referred to in </text:span><text:span text:style-name="T2">Appendix C. </text:span></text:p>
      <text:p text:style-name="P38"><text:span text:style-name="T12"/></text:p>
      <text:p text:style-name="P31"><text:span text:style-name="T40">Figure 15: Array Size vs. Cache Miss Ratio(%)</text:span></text:p>
      <text:p text:style-name="P31"><text:soft-page-break/></text:p>
      <text:p text:style-name="P37"><draw:frame draw:style-name="fr2" draw:name="graphics19" text:anchor-type="paragraph" svg:width="5.2634in" svg:height="3.8807in" draw:z-index="18"><draw:image xlink:href="Pictures/200000090000397800002AE53F0B349C.svm" xlink:type="simple" xlink:show="embed" xlink:actuate="onLoad"/></draw:frame></text:p>
      <text:p text:style-name="P50">CONCLUSION</text:p>
      <text:p text:style-name="P50"><text:span text:style-name="T55"/></text:p>
      <text:p text:style-name="P50"><text:span text:style-name="T55"><text:tab/>The results of this project indicate that cache performance can be decreased by increasing the number of cache misses relative to the number of cache references. This can be done by writing code that renders the cache useless by defying its principle of locality. In this particular project, array accessing code was written in badCache.cpp, which can be referred to in </text:span><text:span text:style-name="T56">Appendix A</text:span><text:span text:style-name="T59">, that </text:span><text:span text:style-name="T60">accesses an array in a non-sequential manner, skipping many elements, so that there is a high probability that the element that </text:span><text:span text:style-name="T57">is </text:span><text:span text:style-name="T60">accessed has not been pre-loaded in the cache.</text:span><text:span text:style-name="T61"> </text:span><text:span text:style-name="T62">Cache performance of badCache.cpp and goodCache.cpp was recorded using Cachegrind and results were graphically compared. These results can be referred to in </text:span><text:span text:style-name="T58">Appendix C</text:span><text:span text:style-name="T62">. From this data, it can be concluded that accessing arrays in a non-sequential manner, as was done in badCache.cpp, </text:span><text:span text:style-name="T58">does </text:span><text:span text:style-name="T62">result in more cache misses. </text:span></text:p>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19"><text:soft-page-break/>Appendix A</text:p>
      <text:p text:style-name="P32"/>
      <text:p text:style-name="P32"><text:span text:style-name="T37">Sample 1: badCache.cpp</text:span></text:p>
      <text:p text:style-name="P32"/>
      <text:p text:style-name="P32"><text:span text:style-name="T38">#include &lt;stdio.h&gt; </text:span></text:p>
      <text:p text:style-name="Standard"><text:span text:style-name="T38">#include &lt;stdlib.h&gt; </text:span></text:p>
      <text:p text:style-name="Standard"><text:span text:style-name="T38">#include &lt;time.h&gt; </text:span></text:p>
      <text:p text:style-name="Standard"><text:span text:style-name="T38">#include &lt;math.h&gt; </text:span></text:p>
      <text:p text:style-name="Standard"><text:span text:style-name="T16">using</text:span><text:span text:style-name="T17"> </text:span><text:span text:style-name="T16">namespace</text:span><text:span text:style-name="T17"> std</text:span><text:span text:style-name="T22">;</text:span><text:span text:style-name="T17"> </text:span></text:p>
      <text:p text:style-name="P57"/>
      <text:p text:style-name="Standard"><text:span text:style-name="T26">int</text:span><text:span text:style-name="T17"> main</text:span><text:span text:style-name="T22">()</text:span><text:span text:style-name="T17"> </text:span></text:p>
      <text:p text:style-name="Standard"><text:span text:style-name="T22">{</text:span><text:span text:style-name="T17"> </text:span></text:p>
      <text:p text:style-name="Standard"><text:span text:style-name="T17"><text:tab/></text:span><text:span text:style-name="T26">static</text:span><text:span text:style-name="T17"> </text:span><text:span text:style-name="T26">const</text:span><text:span text:style-name="T17"> </text:span><text:span text:style-name="T26">int</text:span><text:span text:style-name="T17"> SIZE </text:span><text:span text:style-name="T22">=</text:span><text:span text:style-name="T17"> </text:span><text:span text:style-name="T27">500</text:span><text:span text:style-name="T22">;</text:span><text:span text:style-name="T17"> </text:span></text:p>
      <text:p text:style-name="Standard"><text:span text:style-name="T17"><text:tab/></text:span><text:span text:style-name="T26">float</text:span><text:span text:style-name="T17"> a1</text:span><text:span text:style-name="T22">[</text:span><text:span text:style-name="T17">SIZE</text:span><text:span text:style-name="T22">][</text:span><text:span text:style-name="T17">SIZE</text:span><text:span text:style-name="T22">];</text:span></text:p>
      <text:p text:style-name="Standard"><text:span text:style-name="T17"><text:tab/></text:span><text:span text:style-name="T26">float</text:span><text:span text:style-name="T17"> a2</text:span><text:span text:style-name="T22">[</text:span><text:span text:style-name="T17">SIZE</text:span><text:span text:style-name="T22">][</text:span><text:span text:style-name="T17">SIZE</text:span><text:span text:style-name="T22">];</text:span></text:p>
      <text:p text:style-name="Standard"><text:span text:style-name="T17"><text:tab/></text:span><text:span text:style-name="T26">float</text:span><text:span text:style-name="T17"> a3</text:span><text:span text:style-name="T22">[</text:span><text:span text:style-name="T17">SIZE</text:span><text:span text:style-name="T22">][</text:span><text:span text:style-name="T17">SIZE</text:span><text:span text:style-name="T22">];</text:span></text:p>
      <text:p text:style-name="Standard"><text:span text:style-name="T17"><text:tab/></text:span><text:span text:style-name="T26">float</text:span><text:span text:style-name="T17"> a4</text:span><text:span text:style-name="T22">[</text:span><text:span text:style-name="T17">SIZE</text:span><text:span text:style-name="T22">][</text:span><text:span text:style-name="T17">SIZE</text:span><text:span text:style-name="T22">];</text:span></text:p>
      <text:p text:style-name="P57"/>
      <text:p text:style-name="Standard"><text:span text:style-name="T17"><text:tab/></text:span><text:span text:style-name="T26">int</text:span><text:span text:style-name="T17"> x</text:span><text:span text:style-name="T22">,</text:span><text:span text:style-name="T17"> y</text:span><text:span text:style-name="T22">;</text:span></text:p>
      <text:p text:style-name="Standard"><text:span text:style-name="T17"><text:tab/>clock_t ti</text:span><text:span text:style-name="T22">,</text:span><text:span text:style-name="T17"> tf</text:span><text:span text:style-name="T22">,</text:span><text:span text:style-name="T17"> t</text:span><text:span text:style-name="T22">;</text:span></text:p>
      <text:p text:style-name="Standard"><text:span text:style-name="T17"><text:tab/>ti </text:span><text:span text:style-name="T22">=</text:span><text:span text:style-name="T17"> clock</text:span><text:span text:style-name="T22">();</text:span></text:p>
      <text:p text:style-name="P57"/>
      <text:p text:style-name="Standard"><text:span text:style-name="T17"><text:tab/></text:span><text:span text:style-name="T16">for</text:span><text:span text:style-name="T22">(</text:span><text:span text:style-name="T17">x </text:span><text:span text:style-name="T22">=</text:span><text:span text:style-name="T17"> </text:span><text:span text:style-name="T27">0</text:span><text:span text:style-name="T22">;</text:span><text:span text:style-name="T17"> x </text:span><text:span text:style-name="T22">&lt;</text:span><text:span text:style-name="T17"> SIZE</text:span><text:span text:style-name="T22">;</text:span><text:span text:style-name="T17"> x</text:span><text:span text:style-name="T22">++)</text:span><text:span text:style-name="T17"> <text:tab/> </text:span></text:p>
      <text:p text:style-name="Standard"><text:span text:style-name="T17"><text:tab/></text:span><text:span text:style-name="T22">{</text:span><text:span text:style-name="T17"> </text:span></text:p>
      <text:p text:style-name="Standard"><text:span text:style-name="T17"><text:tab/><text:tab/></text:span><text:span text:style-name="T16">for</text:span><text:span text:style-name="T22">(</text:span><text:span text:style-name="T17">y </text:span><text:span text:style-name="T22">=</text:span><text:span text:style-name="T17"> </text:span><text:span text:style-name="T27">0</text:span><text:span text:style-name="T22">;</text:span><text:span text:style-name="T17"> y </text:span><text:span text:style-name="T22">&lt;</text:span><text:span text:style-name="T17"> SIZE</text:span><text:span text:style-name="T22">;</text:span><text:span text:style-name="T17"> y</text:span><text:span text:style-name="T22">++)</text:span><text:span text:style-name="T17"> </text:span></text:p>
      <text:p text:style-name="Standard"><text:span text:style-name="T17"><text:tab/><text:tab/></text:span><text:span text:style-name="T22">{</text:span><text:span text:style-name="T17"> </text:span></text:p>
      <text:p text:style-name="Standard"><text:span text:style-name="T17"><text:tab/><text:tab/><text:tab/>a1</text:span><text:span text:style-name="T22">[</text:span><text:span text:style-name="T17">y</text:span><text:span text:style-name="T22">][</text:span><text:span text:style-name="T17">x</text:span><text:span text:style-name="T22">]</text:span><text:span text:style-name="T17"> </text:span><text:span text:style-name="T22">=</text:span><text:span text:style-name="T17"> a2</text:span><text:span text:style-name="T22">[</text:span><text:span text:style-name="T17">y</text:span><text:span text:style-name="T22">][</text:span><text:span text:style-name="T17">x</text:span><text:span text:style-name="T22">]</text:span><text:span text:style-name="T17"> </text:span><text:span text:style-name="T22">+</text:span><text:span text:style-name="T17"> a3</text:span><text:span text:style-name="T22">[</text:span><text:span text:style-name="T17">y</text:span><text:span text:style-name="T22">][</text:span><text:span text:style-name="T17">x</text:span><text:span text:style-name="T22">]</text:span><text:span text:style-name="T17"> </text:span><text:span text:style-name="T22">+</text:span><text:span text:style-name="T17"> a4</text:span><text:span text:style-name="T22">[</text:span><text:span text:style-name="T17">y</text:span><text:span text:style-name="T22">][</text:span><text:span text:style-name="T17">x</text:span><text:span text:style-name="T22">];</text:span><text:span text:style-name="T17"> </text:span></text:p>
      <text:p text:style-name="Standard"><text:span text:style-name="T17"><text:tab/><text:tab/></text:span><text:span text:style-name="T22">}</text:span><text:span text:style-name="T17"> </text:span></text:p>
      <text:p text:style-name="Standard"><text:span text:style-name="T17"><text:tab/></text:span><text:span text:style-name="T22">}</text:span><text:span text:style-name="T17"><text:tab/></text:span></text:p>
      <text:p text:style-name="P57"/>
      <text:p text:style-name="Standard"><text:span text:style-name="T17"><text:tab/>tf </text:span><text:span text:style-name="T22">=</text:span><text:span text:style-name="T17"> clock</text:span><text:span text:style-name="T22">();</text:span><text:span text:style-name="T17"> </text:span></text:p>
      <text:p text:style-name="Standard"><text:span text:style-name="T17"><text:tab/>t </text:span><text:span text:style-name="T22">=</text:span><text:span text:style-name="T17"> tf </text:span><text:span text:style-name="T22">-</text:span><text:span text:style-name="T17"> ti</text:span><text:span text:style-name="T22">;</text:span><text:span text:style-name="T17"> </text:span></text:p>
      <text:p text:style-name="Standard"><text:span text:style-name="T17"><text:tab/>printf </text:span><text:span text:style-name="T22">(</text:span><text:span text:style-name="T29">"Array accesses took %f seconds.\n"</text:span><text:span text:style-name="T22">,</text:span><text:span text:style-name="T17"> </text:span><text:span text:style-name="T22">((</text:span><text:span text:style-name="T26">float</text:span><text:span text:style-name="T22">)</text:span><text:span text:style-name="T17">t</text:span><text:span text:style-name="T22">)/</text:span><text:span text:style-name="T17">CLOCKS_PER_SEC</text:span><text:span text:style-name="T22">);</text:span><text:span text:style-name="T17"> </text:span></text:p>
      <text:p text:style-name="Standard"><text:span text:style-name="T17"><text:tab/></text:span><text:span text:style-name="T16">return</text:span><text:span text:style-name="T17"> </text:span><text:span text:style-name="T27">0</text:span><text:span text:style-name="T22">;</text:span><text:span text:style-name="T17"> </text:span></text:p>
      <text:p text:style-name="Standard"><text:span text:style-name="T22">}</text:span></text:p>
      <text:p text:style-name="P33"/>
      <text:p text:style-name="P35"><text:span text:style-name="T40">Figure 1: Profiling results for ARRAY_SIZE = 100</text:span></text:p>
      <text:p text:style-name="P34"><text:span text:style-name="T37"/></text:p>
      <text:p text:style-name="P25"><draw:frame draw:style-name="fr1" draw:name="graphics4" text:anchor-type="paragraph" svg:width="4.7811in" svg:height="1.0425in" draw:z-index="0"><draw:image xlink:href="Pictures/2000000900002F7100000A572C65368F.svm" xlink:type="simple" xlink:show="embed" xlink:actuate="onLoad"/></draw:frame></text:p>
      <text:p text:style-name="P25"/>
      <text:p text:style-name="P25"/>
      <text:p text:style-name="P25"/>
      <text:p text:style-name="P25"/>
      <text:p text:style-name="P29"><text:span text:style-name="T40">Figure 2: Profiling results for </text:span>ARRAY_SIZE = 200</text:p>
      <text:p text:style-name="P25"/>
      <text:p text:style-name="P25"><draw:frame draw:style-name="fr1" draw:name="graphics5" text:anchor-type="paragraph" svg:width="4.9799in" svg:height="1.0102in" draw:z-index="1"><draw:image xlink:href="Pictures/200000090000316800000A070D2E5ACD.svm" xlink:type="simple" xlink:show="embed" xlink:actuate="onLoad"/></draw:frame></text:p>
      <text:p text:style-name="P25"/>
      <text:p text:style-name="P25"/>
      <text:p text:style-name="P25"/>
      <text:p text:style-name="P25"/>
      <text:p text:style-name="P29"><text:soft-page-break/><text:span text:style-name="T40">Figure 3: Profiling results for </text:span>ARRAY_SIZE = 300</text:p>
      <text:p text:style-name="P25"/>
      <text:p text:style-name="P25"><draw:frame draw:style-name="fr1" draw:name="graphics6" text:anchor-type="paragraph" svg:width="5.2717in" svg:height="1.0311in" draw:z-index="2"><draw:image xlink:href="Pictures/200000090000344D00000A3CF20E78EE.svm" xlink:type="simple" xlink:show="embed" xlink:actuate="onLoad"/></draw:frame></text:p>
      <text:p text:style-name="P29"><text:span text:style-name="T40">Figure 4: Profiling results for </text:span>ARRAY_SIZE = 400</text:p>
      <text:p text:style-name="P25"/>
      <text:p text:style-name="P25"><draw:frame draw:style-name="fr1" draw:name="graphics7" text:anchor-type="paragraph" svg:width="5.2402in" svg:height="1.0102in" draw:z-index="3"><draw:image xlink:href="Pictures/20000009000033FE00000A07D6EE5490.svm" xlink:type="simple" xlink:show="embed" xlink:actuate="onLoad"/></draw:frame></text:p>
      <text:p text:style-name="P26"><text:span text:style-name="T40">Figure 5: Cachegrind results for </text:span>ARRAY_SIZE = 500</text:p>
      <text:p text:style-name="P25"/>
      <text:p text:style-name="P25"><draw:frame draw:style-name="fr1" draw:name="graphics8" text:anchor-type="paragraph" svg:width="5.2402in" svg:height="1.0425in" draw:z-index="4"><draw:image xlink:href="Pictures/20000009000033FE00000A57B4B6743B.svm" xlink:type="simple" xlink:show="embed" xlink:actuate="onLoad"/></draw:frame></text:p>
      <text:p text:style-name="P29"><text:span text:style-name="T40">Figure 6: Profiling results for </text:span>ARRAY_SIZE = 600</text:p>
      <text:p text:style-name="P25"/>
      <text:p text:style-name="P25"><draw:frame draw:style-name="fr1" draw:name="graphics9" text:anchor-type="paragraph" svg:width="5.3134in" svg:height="0.9799in" draw:z-index="5"><draw:image xlink:href="Pictures/20000009000034B7000009B8CFE7EA34.svm" xlink:type="simple" xlink:show="embed" xlink:actuate="onLoad"/></draw:frame></text:p>
      <text:p text:style-name="P29"><text:span text:style-name="T40">Figure 7: Profiling results for </text:span>ARRAY_SIZE = 700</text:p>
      <text:p text:style-name="P25"/>
      <text:p text:style-name="P25"><draw:frame draw:style-name="fr1" draw:name="graphics10" text:anchor-type="paragraph" svg:width="5.3654in" svg:height="0.9799in" draw:z-index="6"><draw:image xlink:href="Pictures/200000090000353B000009B8A71278C9.svm" xlink:type="simple" xlink:show="embed" xlink:actuate="onLoad"/></draw:frame></text:p>
      <text:p text:style-name="P23"/>
      <text:p text:style-name="P23"/>
      <text:p text:style-name="P23"/>
      <text:p text:style-name="P23"/>
      <text:p text:style-name="P21"><text:soft-page-break/>Appendix <text:span text:style-name="T39">B</text:span></text:p>
      <text:p text:style-name="P23"/>
      <text:p text:style-name="P23"><text:span text:style-name="T39">Sample 2: </text:span>goodCache.cpp</text:p>
      <text:p text:style-name="P23"/>
      <text:p text:style-name="P23"><text:span text:style-name="T38">#include &lt;stdio.h&gt; </text:span></text:p>
      <text:p text:style-name="Standard"><text:span text:style-name="T38">#include &lt;stdlib.h&gt; </text:span></text:p>
      <text:p text:style-name="Standard"><text:span text:style-name="T38">#include &lt;time.h&gt; </text:span></text:p>
      <text:p text:style-name="Standard"><text:span text:style-name="T38">#include &lt;math.h&gt; </text:span></text:p>
      <text:p text:style-name="Standard"><text:span text:style-name="T16">using</text:span><text:span text:style-name="T17"> </text:span><text:span text:style-name="T16">namespace</text:span><text:span text:style-name="T17"> std</text:span><text:span text:style-name="T22">;</text:span><text:span text:style-name="T17"> </text:span></text:p>
      <text:p text:style-name="P57"/>
      <text:p text:style-name="Standard"><text:span text:style-name="T26">int</text:span><text:span text:style-name="T17"> main</text:span><text:span text:style-name="T22">()</text:span><text:span text:style-name="T17"> </text:span></text:p>
      <text:p text:style-name="Standard"><text:span text:style-name="T22">{</text:span><text:span text:style-name="T17"> </text:span></text:p>
      <text:p text:style-name="Standard"><text:span text:style-name="T17"><text:tab/></text:span><text:span text:style-name="T26">static</text:span><text:span text:style-name="T17"> </text:span><text:span text:style-name="T26">const</text:span><text:span text:style-name="T17"> </text:span><text:span text:style-name="T26">int</text:span><text:span text:style-name="T17"> SIZE </text:span><text:span text:style-name="T22">=</text:span><text:span text:style-name="T17"> </text:span><text:span text:style-name="T27">500</text:span><text:span text:style-name="T22">;</text:span><text:span text:style-name="T17"> </text:span></text:p>
      <text:p text:style-name="Standard"><text:span text:style-name="T17"><text:tab/></text:span><text:span text:style-name="T26">float</text:span><text:span text:style-name="T17"> a1</text:span><text:span text:style-name="T22">[</text:span><text:span text:style-name="T17">SIZE</text:span><text:span text:style-name="T22">][</text:span><text:span text:style-name="T17">SIZE</text:span><text:span text:style-name="T22">];</text:span></text:p>
      <text:p text:style-name="Standard"><text:span text:style-name="T17"><text:tab/></text:span><text:span text:style-name="T26">float</text:span><text:span text:style-name="T17"> a2</text:span><text:span text:style-name="T22">[</text:span><text:span text:style-name="T17">SIZE</text:span><text:span text:style-name="T22">][</text:span><text:span text:style-name="T17">SIZE</text:span><text:span text:style-name="T22">];</text:span></text:p>
      <text:p text:style-name="Standard"><text:span text:style-name="T17"><text:tab/></text:span><text:span text:style-name="T26">float</text:span><text:span text:style-name="T17"> a3</text:span><text:span text:style-name="T22">[</text:span><text:span text:style-name="T17">SIZE</text:span><text:span text:style-name="T22">][</text:span><text:span text:style-name="T17">SIZE</text:span><text:span text:style-name="T22">];</text:span></text:p>
      <text:p text:style-name="Standard"><text:span text:style-name="T17"><text:tab/></text:span><text:span text:style-name="T26">float</text:span><text:span text:style-name="T17"> a4</text:span><text:span text:style-name="T22">[</text:span><text:span text:style-name="T17">SIZE</text:span><text:span text:style-name="T22">][</text:span><text:span text:style-name="T17">SIZE</text:span><text:span text:style-name="T22">];</text:span></text:p>
      <text:p text:style-name="P57"/>
      <text:p text:style-name="Standard"><text:span text:style-name="T17"><text:tab/></text:span><text:span text:style-name="T26">int</text:span><text:span text:style-name="T17"> x</text:span><text:span text:style-name="T22">,</text:span><text:span text:style-name="T17"> y</text:span><text:span text:style-name="T22">;</text:span></text:p>
      <text:p text:style-name="Standard"><text:span text:style-name="T17"><text:tab/>clock_t ti</text:span><text:span text:style-name="T22">,</text:span><text:span text:style-name="T17"> tf</text:span><text:span text:style-name="T22">,</text:span><text:span text:style-name="T17"> t</text:span><text:span text:style-name="T22">;</text:span></text:p>
      <text:p text:style-name="Standard"><text:span text:style-name="T17"><text:tab/>ti </text:span><text:span text:style-name="T22">=</text:span><text:span text:style-name="T17"> clock</text:span><text:span text:style-name="T22">();</text:span></text:p>
      <text:p text:style-name="P57"/>
      <text:p text:style-name="Standard"><text:span text:style-name="T17"><text:tab/></text:span><text:span text:style-name="T16">for</text:span><text:span text:style-name="T22">(</text:span><text:span text:style-name="T17">x </text:span><text:span text:style-name="T22">=</text:span><text:span text:style-name="T17"> </text:span><text:span text:style-name="T27">0</text:span><text:span text:style-name="T22">;</text:span><text:span text:style-name="T17"> x </text:span><text:span text:style-name="T22">&lt;</text:span><text:span text:style-name="T17"> SIZE</text:span><text:span text:style-name="T22">;</text:span><text:span text:style-name="T17"> x</text:span><text:span text:style-name="T22">++)</text:span><text:span text:style-name="T17"> <text:tab/> </text:span></text:p>
      <text:p text:style-name="Standard"><text:span text:style-name="T17"><text:tab/></text:span><text:span text:style-name="T22">{</text:span><text:span text:style-name="T17"> </text:span></text:p>
      <text:p text:style-name="Standard"><text:span text:style-name="T17"><text:tab/><text:tab/></text:span><text:span text:style-name="T16">for</text:span><text:span text:style-name="T22">(</text:span><text:span text:style-name="T17">y </text:span><text:span text:style-name="T22">=</text:span><text:span text:style-name="T17"> </text:span><text:span text:style-name="T27">0</text:span><text:span text:style-name="T22">;</text:span><text:span text:style-name="T17"> y </text:span><text:span text:style-name="T22">&lt;</text:span><text:span text:style-name="T17"> SIZE</text:span><text:span text:style-name="T22">;</text:span><text:span text:style-name="T17"> y</text:span><text:span text:style-name="T22">++)</text:span><text:span text:style-name="T17"> </text:span></text:p>
      <text:p text:style-name="Standard"><text:span text:style-name="T17"><text:tab/><text:tab/></text:span><text:span text:style-name="T22">{</text:span><text:span text:style-name="T17"> </text:span></text:p>
      <text:p text:style-name="Standard"><text:span text:style-name="T17"><text:tab/><text:tab/><text:tab/>a1</text:span><text:span text:style-name="T22">[</text:span><text:span text:style-name="T17">x</text:span><text:span text:style-name="T22">][</text:span><text:span text:style-name="T17">y</text:span><text:span text:style-name="T22">]</text:span><text:span text:style-name="T17"> </text:span><text:span text:style-name="T22">=</text:span><text:span text:style-name="T17"> a2</text:span><text:span text:style-name="T22">[</text:span><text:span text:style-name="T17">x</text:span><text:span text:style-name="T22">][</text:span><text:span text:style-name="T17">y</text:span><text:span text:style-name="T22">]</text:span><text:span text:style-name="T17"> </text:span><text:span text:style-name="T22">+</text:span><text:span text:style-name="T17"> a3</text:span><text:span text:style-name="T22">[</text:span><text:span text:style-name="T17">x</text:span><text:span text:style-name="T22">][</text:span><text:span text:style-name="T17">y</text:span><text:span text:style-name="T22">]</text:span><text:span text:style-name="T17"> </text:span><text:span text:style-name="T22">+</text:span><text:span text:style-name="T17"> a4</text:span><text:span text:style-name="T22">[</text:span><text:span text:style-name="T17">x</text:span><text:span text:style-name="T22">][</text:span><text:span text:style-name="T17">y</text:span><text:span text:style-name="T22">];</text:span><text:span text:style-name="T17"> </text:span></text:p>
      <text:p text:style-name="Standard"><text:span text:style-name="T17"><text:tab/><text:tab/></text:span><text:span text:style-name="T22">}</text:span><text:span text:style-name="T17"> </text:span></text:p>
      <text:p text:style-name="Standard"><text:span text:style-name="T17"><text:tab/></text:span><text:span text:style-name="T22">}</text:span><text:span text:style-name="T17"><text:tab/></text:span></text:p>
      <text:p text:style-name="P57"/>
      <text:p text:style-name="Standard"><text:span text:style-name="T17"><text:tab/>tf </text:span><text:span text:style-name="T22">=</text:span><text:span text:style-name="T17"> clock</text:span><text:span text:style-name="T22">();</text:span><text:span text:style-name="T17"> </text:span></text:p>
      <text:p text:style-name="Standard"><text:span text:style-name="T17"><text:tab/>t </text:span><text:span text:style-name="T22">=</text:span><text:span text:style-name="T17"> tf </text:span><text:span text:style-name="T22">-</text:span><text:span text:style-name="T17"> ti</text:span><text:span text:style-name="T22">;</text:span><text:span text:style-name="T17"> </text:span></text:p>
      <text:p text:style-name="Standard"><text:span text:style-name="T17"><text:tab/>printf </text:span><text:span text:style-name="T22">(</text:span><text:span text:style-name="T29">"Array accesses took %f seconds.\n"</text:span><text:span text:style-name="T22">,</text:span><text:span text:style-name="T17"> </text:span><text:span text:style-name="T22">((</text:span><text:span text:style-name="T26">float</text:span><text:span text:style-name="T22">)</text:span><text:span text:style-name="T17">t</text:span><text:span text:style-name="T22">)/</text:span><text:span text:style-name="T17">CLOCKS_PER_SEC</text:span><text:span text:style-name="T22">);</text:span><text:span text:style-name="T17"> </text:span></text:p>
      <text:p text:style-name="Standard"><text:span text:style-name="T17"><text:tab/></text:span><text:span text:style-name="T16">return</text:span><text:span text:style-name="T17"> </text:span><text:span text:style-name="T27">0</text:span><text:span text:style-name="T22">;</text:span><text:span text:style-name="T17"> </text:span></text:p>
      <text:p text:style-name="Standard"><text:span text:style-name="T22">}</text:span></text:p>
      <text:p text:style-name="P23"/>
      <text:p text:style-name="P25"><text:span text:style-name="T40">Figure 8: Profiling results for </text:span>ARRAY_SIZE = 100</text:p>
      <text:p text:style-name="P25"/>
      <text:p text:style-name="P25"><draw:frame draw:style-name="fr1" draw:name="graphics11" text:anchor-type="paragraph" svg:width="4.7925in" svg:height="0.9902in" draw:z-index="7"><draw:image xlink:href="Pictures/2000000900002F8C000009D3E8974DE7.svm" xlink:type="simple" xlink:show="embed" xlink:actuate="onLoad"/></draw:frame></text:p>
      <text:p text:style-name="P25"/>
      <text:p text:style-name="P25"/>
      <text:p text:style-name="P25"/>
      <text:p text:style-name="P25"/>
      <text:p text:style-name="P29"><text:span text:style-name="T40">Figure 9: Profiling results for </text:span>ARRAY_SIZE = 200</text:p>
      <text:p text:style-name="P25"/>
      <text:p text:style-name="P25"><draw:frame draw:style-name="fr1" draw:name="graphics12" text:anchor-type="paragraph" svg:width="4.9902in" svg:height="0.9693in" draw:z-index="8"><draw:image xlink:href="Pictures/20000009000031830000099EC8C3B0B5.svm" xlink:type="simple" xlink:show="embed" xlink:actuate="onLoad"/></draw:frame></text:p>
      <text:p text:style-name="P25"/>
      <text:p text:style-name="P25"/>
      <text:p text:style-name="P25"/>
      <text:p text:style-name="P25"/>
      <text:p text:style-name="P29"><text:soft-page-break/><text:span text:style-name="T40">Figure 10: Profiling results for </text:span>ARRAY_SIZE = 300</text:p>
      <text:p text:style-name="P25"/>
      <text:p text:style-name="P25"><draw:frame draw:style-name="fr1" draw:name="graphics13" text:anchor-type="paragraph" svg:width="5.2508in" svg:height="1.0102in" draw:z-index="9"><draw:image xlink:href="Pictures/200000090000341800000A07248D1D1B.svm" xlink:type="simple" xlink:show="embed" xlink:actuate="onLoad"/></draw:frame></text:p>
      <text:p text:style-name="P29"><text:span text:style-name="T40">Figure 11: Profiling results for </text:span>ARRAY_SIZE = 400</text:p>
      <text:p text:style-name="P25"/>
      <text:p text:style-name="P25"><draw:frame draw:style-name="fr1" draw:name="graphics14" text:anchor-type="paragraph" svg:width="5.2193in" svg:height="0.9902in" draw:z-index="10"><draw:image xlink:href="Pictures/20000009000033C9000009D370CECD56.svm" xlink:type="simple" xlink:show="embed" xlink:actuate="onLoad"/></draw:frame></text:p>
      <text:p text:style-name="P29"><text:span text:style-name="T40">Figure 12: Profiling results for </text:span>ARRAY_SIZE = 500</text:p>
      <text:p text:style-name="P25"/>
      <text:p text:style-name="P25"><draw:frame draw:style-name="fr1" draw:name="graphics15" text:anchor-type="paragraph" svg:width="5.2193in" svg:height="0.9693in" draw:z-index="11"><draw:image xlink:href="Pictures/20000009000033C90000099EEA883471.svm" xlink:type="simple" xlink:show="embed" xlink:actuate="onLoad"/></draw:frame></text:p>
      <text:p text:style-name="P29"><text:span text:style-name="T40">Figure 13: Profiling results for </text:span>ARRAY_SIZE = 600</text:p>
      <text:p text:style-name="P25"/>
      <text:p text:style-name="P25"><draw:frame draw:style-name="fr1" draw:name="graphics16" text:anchor-type="paragraph" svg:width="5.302in" svg:height="0.9583in" draw:z-index="12"><draw:image xlink:href="Pictures/200000090000349C000009835992304F.svm" xlink:type="simple" xlink:show="embed" xlink:actuate="onLoad"/></draw:frame></text:p>
      <text:p text:style-name="P29"><text:span text:style-name="T40">Figure 14: Profiling results for </text:span>ARRAY_SIZE = 700</text:p>
      <text:p text:style-name="P25"/>
      <text:p text:style-name="P55"><draw:frame draw:style-name="fr2" draw:name="graphics17" text:anchor-type="paragraph" svg:width="5.3134in" svg:height="0.9799in" draw:z-index="13"><draw:image xlink:href="Pictures/20000009000034B7000009B8C20B6AD9.svm" xlink:type="simple" xlink:show="embed" xlink:actuate="onLoad"/></draw:frame></text:p>
      <text:p text:style-name="P22"/>
      <text:p text:style-name="P22"/>
      <text:p text:style-name="P22"/>
      <text:p text:style-name="P22"><text:soft-page-break/>Appendix <text:span text:style-name="T41">C</text:span></text:p>
      <text:p text:style-name="P22"/>
      <text:p text:style-name="P24"><text:span text:style-name="T44">Sample 3: <text:s/>ArraySize_vs_CacheMissRatio.m</text:span></text:p>
      <text:p text:style-name="P24"><text:span text:style-name="T44"/></text:p>
      <text:p text:style-name="P20"><text:span text:style-name="T42">% Owais Naeem</text:span></text:p>
      <text:p text:style-name="Standard"><text:span text:style-name="T42">% Cache Project</text:span></text:p>
      <text:p text:style-name="Standard"><text:span text:style-name="T42"><text:s/></text:span></text:p>
      <text:p text:style-name="Standard"><text:span text:style-name="T18">ARRAY_SIZE = [100 200 300 400 500 600 700];</text:span></text:p>
      <text:p text:style-name="Standard"><text:span text:style-name="T18">UnoptCacheMisses = [2.6 26.9 27.8 28.1 28.2 28.3 28.4];</text:span></text:p>
      <text:p text:style-name="Standard"><text:span text:style-name="T18">OptCacheMisses = [2.4 1.9 1.8 1.8 1.8 1.8 1.8];</text:span></text:p>
      <text:p text:style-name="Standard"><text:span text:style-name="T18">plot(ARRAY_SIZE, UnoptCacheMisses, </text:span><text:span text:style-name="T43">':'</text:span><text:span text:style-name="T18">, </text:span><text:span text:style-name="T43">'LineWidth'</text:span><text:span text:style-name="T18">, 3);</text:span></text:p>
      <text:p text:style-name="Standard"><text:span text:style-name="T18">hold </text:span><text:span text:style-name="T43">on</text:span></text:p>
      <text:p text:style-name="Standard"><text:span text:style-name="T18">plot(ARRAY_SIZE, OptCacheMisses,</text:span><text:span text:style-name="T43">'--'</text:span><text:span text:style-name="T18">, </text:span><text:span text:style-name="T43">'LineWidth'</text:span><text:span text:style-name="T18">, 3);</text:span></text:p>
      <text:p text:style-name="Standard"><text:span text:style-name="T18">hold </text:span><text:span text:style-name="T43">off</text:span><text:span text:style-name="T18">;</text:span></text:p>
      <text:p text:style-name="Standard"><text:span text:style-name="T18">grid</text:span></text:p>
      <text:p text:style-name="Standard"><text:span text:style-name="T18">xlabel(</text:span><text:span text:style-name="T43">'Array Size(# of elements)'</text:span><text:span text:style-name="T18">);</text:span></text:p>
      <text:p text:style-name="Standard"><text:span text:style-name="T18">ylabel(</text:span><text:span text:style-name="T43">'Cache Miss Ratio (%)'</text:span><text:span text:style-name="T18">);</text:span></text:p>
      <text:p text:style-name="Standard"><text:span text:style-name="T18">title(</text:span><text:span text:style-name="T43">'Array Size vs.Cache Miss Ratio'</text:span><text:span text:style-name="T18">)</text:span></text:p>
      <text:p text:style-name="Standard"><text:span text:style-name="T18">legend(</text:span><text:span text:style-name="T43">'unoptimized'</text:span><text:span text:style-name="T18">, </text:span><text:span text:style-name="T43">'optimized'</text:span><text:span text:style-name="T18">);</text:span></text:p>
      <text:p text:style-name="Standard"><text:span text:style-name="T18"/></text:p>
      <text:p text:style-name="P27"><text:span text:style-name="T40">Figure 15: Array Size vs. Cache Miss Ratio(%)</text:span></text:p>
      <text:p text:style-name="P27"/>
      <text:p text:style-name="P22"><draw:frame draw:style-name="fr2" draw:name="graphics2" text:anchor-type="paragraph" svg:width="5.2634in" svg:height="3.8807in" draw:z-index="14"><draw:image xlink:href="Pictures/200000090000397800002AE53F0B349C.svm" xlink:type="simple" xlink:show="embed" xlink:actuate="onLoad"/></draw:frame></text:p>
      <text:p text:style-name="P24"><text:span text:style-name="T44">Sample 4: <text:s/>Refs_vs_CacheMisses.m</text:span></text:p>
      <text:p text:style-name="P24"/>
      <text:p text:style-name="P24"><text:span text:style-name="T28">% Owais Naeem</text:span></text:p>
      <text:p text:style-name="Standard"><text:span text:style-name="T28">% Cache Project</text:span></text:p>
      <text:p text:style-name="P56"/>
      <text:p text:style-name="Standard"><text:span text:style-name="T18">refs </text:span><text:span text:style-name="T22">=</text:span><text:span text:style-name="T17"> </text:span><text:span text:style-name="T22">[</text:span><text:span text:style-name="T27">180146</text:span><text:span text:style-name="T17"> </text:span><text:span text:style-name="T27">600531</text:span><text:span text:style-name="T17"> </text:span><text:span text:style-name="T27">1300931</text:span><text:span text:style-name="T17"> </text:span><text:span text:style-name="T27">2281322</text:span><text:span text:style-name="T17"> </text:span><text:span text:style-name="T27">3541760</text:span><text:span text:style-name="T17"> </text:span><text:span text:style-name="T27">5082101</text:span><text:span text:style-name="T17"> </text:span><text:span text:style-name="T27">6902516</text:span><text:span text:style-name="T22">];</text:span></text:p>
      <text:p text:style-name="Standard"><text:soft-page-break/><text:span text:style-name="T17">UnoptCacheMisses </text:span><text:span text:style-name="T22">=</text:span><text:span text:style-name="T17"> </text:span><text:span text:style-name="T22">[</text:span><text:span text:style-name="T27">4771</text:span><text:span text:style-name="T17"> </text:span><text:span text:style-name="T27">161898</text:span><text:span text:style-name="T17"> </text:span><text:span text:style-name="T27">361899</text:span><text:span text:style-name="T17"> </text:span><text:span text:style-name="T27">641899</text:span><text:span text:style-name="T17"> </text:span><text:span text:style-name="T27">1001899</text:span><text:span text:style-name="T17"> </text:span><text:span text:style-name="T27">1441899</text:span><text:span text:style-name="T17"> </text:span><text:span text:style-name="T27">1961899</text:span><text:span text:style-name="T22">];</text:span></text:p>
      <text:p text:style-name="Standard"><text:span text:style-name="T17">OptCacheMisses </text:span><text:span text:style-name="T22">=</text:span><text:span text:style-name="T17"> </text:span><text:span text:style-name="T22">[</text:span><text:span text:style-name="T27">4388</text:span><text:span text:style-name="T17"> </text:span><text:span text:style-name="T27">11894</text:span><text:span text:style-name="T17"> </text:span><text:span text:style-name="T27">24394</text:span><text:span text:style-name="T17"> </text:span><text:span text:style-name="T27">41894</text:span><text:span text:style-name="T17"> </text:span><text:span text:style-name="T27">64394</text:span><text:span text:style-name="T17"> </text:span><text:span text:style-name="T27">91894</text:span><text:span text:style-name="T17"> </text:span><text:span text:style-name="T27">124393</text:span><text:span text:style-name="T22">];</text:span></text:p>
      <text:p text:style-name="Standard"><text:span text:style-name="T17">plot</text:span><text:span text:style-name="T22">(</text:span><text:span text:style-name="T17">refs</text:span><text:span text:style-name="T22">,</text:span><text:span text:style-name="T17"> UnoptCacheMisses</text:span><text:span text:style-name="T22">,</text:span><text:span text:style-name="T17"> </text:span><text:span text:style-name="T29">':'</text:span><text:span text:style-name="T22">,</text:span><text:span text:style-name="T17"> </text:span><text:span text:style-name="T29">'LineWidth'</text:span><text:span text:style-name="T22">,</text:span><text:span text:style-name="T17"> </text:span><text:span text:style-name="T27">3</text:span><text:span text:style-name="T22">);</text:span></text:p>
      <text:p text:style-name="Standard"><text:span text:style-name="T17">hold on</text:span></text:p>
      <text:p text:style-name="Standard"><text:span text:style-name="T17">plot</text:span><text:span text:style-name="T22">(</text:span><text:span text:style-name="T17">refs</text:span><text:span text:style-name="T22">,</text:span><text:span text:style-name="T17"> OptCacheMisses</text:span><text:span text:style-name="T22">,</text:span><text:span text:style-name="T29">'--'</text:span><text:span text:style-name="T22">,</text:span><text:span text:style-name="T17"> </text:span><text:span text:style-name="T29">'LineWidth'</text:span><text:span text:style-name="T22">,</text:span><text:span text:style-name="T17"> </text:span><text:span text:style-name="T27">3</text:span><text:span text:style-name="T22">);</text:span></text:p>
      <text:p text:style-name="Standard"><text:span text:style-name="T17">hold off</text:span><text:span text:style-name="T22">;</text:span></text:p>
      <text:p text:style-name="Standard"><text:span text:style-name="T17">grid</text:span></text:p>
      <text:p text:style-name="Standard"><text:span text:style-name="T17">xlabel</text:span><text:span text:style-name="T22">(</text:span><text:span text:style-name="T29">'Cache References'</text:span><text:span text:style-name="T22">);</text:span></text:p>
      <text:p text:style-name="Standard"><text:span text:style-name="T17">ylabel</text:span><text:span text:style-name="T22">(</text:span><text:span text:style-name="T29">'Cache Misses'</text:span><text:span text:style-name="T22">);</text:span></text:p>
      <text:p text:style-name="Standard"><text:span text:style-name="T17">title</text:span><text:span text:style-name="T22">(</text:span><text:span text:style-name="T29">'Cache References vs.Cache Misses'</text:span><text:span text:style-name="T22">)</text:span></text:p>
      <text:p text:style-name="Standard"><text:span text:style-name="T17">legend</text:span><text:span text:style-name="T22">(</text:span><text:span text:style-name="T29">'unoptimized'</text:span><text:span text:style-name="T22">,</text:span><text:span text:style-name="T17"> </text:span><text:span text:style-name="T29">'optimized'</text:span><text:span text:style-name="T22">);</text:span></text:p>
      <text:p text:style-name="P24"/>
      <text:p text:style-name="P28"><text:span text:style-name="T40">Figure 16: Cache References vs. Cache Misses</text:span></text:p>
      <text:p text:style-name="P28"><text:span text:style-name="T40"/></text:p>
      <text:p text:style-name="P22"><draw:frame draw:style-name="fr2" draw:name="graphics3" text:anchor-type="paragraph" svg:width="5.2736in" svg:height="3.898in" draw:z-index="15"><draw:image xlink:href="Pictures/20000009000039AD00002B3548076EBB.svm" xlink:type="simple" xlink:show="embed" xlink:actuate="onLoad"/></draw:frame></text:p>
      <text:p text:style-name="P22"><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New" svg:font-family="'Courier New'" style:font-family-generic="roman"/>
    <style:font-face style:name="Courier New2"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Naeem <text:page-number text:select-page="current">1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15:55:46</meta:creation-date>
    <dc:date>2013-12-09T20:41:55.374000000</dc:date>
    <meta:editing-duration>PT14H32M6S</meta:editing-duration>
    <meta:editing-cycles>54</meta:editing-cycles>
    <meta:generator>LibreOffice/4.1.1.2$Windows_x86 LibreOffice_project/7e4286b58adc75a14f6d83f53a03b6c11fa2903</meta:generator>
    <meta:document-statistic meta:table-count="0" meta:image-count="19" meta:object-count="0" meta:page-count="12" meta:paragraph-count="170" meta:word-count="2301" meta:character-count="14279" meta:non-whitespace-character-count="11947"/>
  </office:meta>
</office:document-meta>
</file>